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6.02mm"/>
    </style:style>
    <style:style style:name="co3" style:family="table-column">
      <style:table-column-properties fo:break-before="auto" style:column-width="32.81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28.22mm"/>
    </style:style>
    <style:style style:name="ro7" style:family="table-row">
      <style:table-row-properties style:row-height="9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7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6.88mm" fo:break-before="auto" style:use-optimal-row-height="true"/>
    </style:style>
    <style:style style:name="ro9" style:family="table-row">
      <style:table-row-properties style:row-height="7.41mm" fo:break-before="auto" style:use-optimal-row-height="true"/>
    </style:style>
    <style:style style:name="ta2" style:family="table" style:master-page-name="PageStyle_5f_Pellekoorne">
      <style:table-properties table:display="true" style:writing-mode="lr-tb"/>
    </style:style>
    <style:style style:name="ta3" style:family="table" style:master-page-name="PageStyle_5f_Gutsche">
      <style:table-properties table:display="true" style:writing-mode="lr-tb"/>
    </style:style>
    <style:style style:name="ta4" style:family="table" style:master-page-name="PageStyle_5f_Lapp">
      <style:table-properties table:display="true" style:writing-mode="lr-tb"/>
    </style:style>
    <style:style style:name="ta5" style:family="table" style:master-page-name="PageStyle_5f_Martschenko">
      <style:table-properties table:display="true" style:writing-mode="lr-tb"/>
    </style:style>
    <style:style style:name="ta6" style:family="table" style:master-page-name="PageStyle_5f_Soboth">
      <style:table-properties table:display="true" style:writing-mode="lr-tb"/>
    </style:style>
    <style:style style:name="ta7" style:family="table" style:master-page-name="PageStyle_5f_Stephan">
      <style:table-properties table:display="true" style:writing-mode="lr-tb"/>
    </style:style>
    <style:style style:name="ta8" style:family="table" style:master-page-name="PageStyle_5f_Übersicht">
      <style:table-properties table:display="true" style:writing-mode="lr-tb"/>
    </style:style>
    <number:boolean-style style:name="N99">
      <number:boolean/>
    </number:boolean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0.74pt solid #000000" style:rotation-align="none"/>
    </style:style>
    <style:style style:name="ce110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 style:data-style-name="N10036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 style:data-style-name="N108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08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08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d9d9d9" style:rotation-align="none"/>
    </style:style>
    <style:style style:name="ce4" style:family="table-cell" style:parent-style-name="Default">
      <style:table-cell-properties fo:background-color="#f2f2f2" style:rotation-align="none"/>
    </style:style>
    <style:style style:name="ce5" style:family="table-cell" style:parent-style-name="Default">
      <style:table-cell-properties fo:background-color="#d9d9d9" style:diagonal-bl-tr="none" style:diagonal-tl-br="none" fo:border="none" style:rotation-align="none"/>
    </style:style>
    <style:style style:name="ce6" style:family="table-cell" style:parent-style-name="Default" style:data-style-name="N10036">
      <style:table-cell-properties fo:border-bottom="1.76pt solid #ff0000" fo:background-color="#f2f2f2" style:diagonal-bl-tr="none" style:diagonal-tl-br="none" fo:border-left="none" fo:border-right="none" style:rotation-align="none" fo:border-top="none"/>
    </style:style>
    <style:style style:name="ce7" style:family="table-cell" style:parent-style-name="Default" style:data-style-name="N10036">
      <style:table-cell-properties fo:border-bottom="1.76pt solid #ff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36">
      <style:table-cell-properties fo:background-color="#f2f2f2" style:rotation-align="none"/>
    </style:style>
    <style:style style:name="ce9" style:family="table-cell" style:parent-style-name="Default">
      <style:table-cell-properties fo:border-bottom="1.76pt solid #ff0000" fo:background-color="#f2f2f2" style:diagonal-bl-tr="none" style:diagonal-tl-br="none" fo:border-left="none" fo:border-right="none" style:rotation-align="none" fo:border-top="none"/>
    </style:style>
    <style:style style:name="ce13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3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2" style:family="table-cell" style:parent-style-name="Default" style:data-style-name="N10036">
      <style:table-cell-properties style:rotation-align="none"/>
    </style:style>
    <style:style style:name="ce13" style:family="table-cell" style:parent-style-name="Default" style:data-style-name="N10036">
      <style:table-cell-properties fo:background-color="#d9d9d9" style:rotation-align="none"/>
    </style:style>
    <style:style style:name="ce14" style:family="table-cell" style:parent-style-name="Default" style:data-style-name="N10036">
      <style:table-cell-properties fo:background-color="#d9d9d9" style:diagonal-bl-tr="none" style:diagonal-tl-br="none" fo:border="none" style:rotation-align="none"/>
    </style:style>
    <style:style style:name="ce15" style:family="table-cell" style:parent-style-name="Default" style:data-style-name="N10036">
      <style:table-cell-properties fo:background-color="#f2f2f2" style:diagonal-bl-tr="none" style:diagonal-tl-br="none" fo:border="none" style:rotation-align="none"/>
    </style:style>
    <style:style style:name="ce16" style:family="table-cell" style:parent-style-name="Default" style:data-style-name="N10036">
      <style:table-cell-properties fo:border-bottom="1.76pt solid #ff0000" fo:background-color="#f2f2f2" style:diagonal-bl-tr="none" style:diagonal-tl-br="none" fo:border-left="none" fo:border-right="0.74pt solid #000000" style:rotation-align="none" fo:border-top="none"/>
    </style:style>
    <style:style style:name="ce14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order-bottom="1.76pt solid #ff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ff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 style:data-style-name="N10036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 style:data-style-name="N10036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1.76pt solid #ff0000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fine-dashed #000000"/>
    </style:style>
    <style:style style:name="ce31" style:family="table-cell" style:parent-style-name="Default" style:data-style-name="N10036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2" style:family="table-cell" style:parent-style-name="Default" style:data-style-name="N10036">
      <style:table-cell-properties fo:border-bottom="1.76pt solid 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4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fine-dashed #000000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39" style:family="table-cell" style:parent-style-name="Default">
      <style:table-cell-properties fo:border-bottom="0.74pt fine-dashed #000000" style:diagonal-bl-tr="none" style:diagonal-tl-br="none" fo:border-left="0.74pt solid #000000" fo:border-right="none" style:rotation-align="none" fo:border-top="none"/>
    </style:style>
    <style:style style:name="ce163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fine-dashed #000000"/>
    </style:style>
    <style:style style:name="ce43" style:family="table-cell" style:parent-style-name="Default" style:data-style-name="N10036">
      <style:table-cell-properties style:diagonal-bl-tr="none" style:diagonal-tl-br="none" fo:border="none" style:rotation-align="none"/>
    </style:style>
    <style:style style:name="ce44" style:family="table-cell" style:parent-style-name="Default" style:data-style-name="N10036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0036">
      <style:table-cell-properties fo:border-bottom="none" style:diagonal-bl-tr="none" style:diagonal-tl-br="none" fo:background-color="transparent" fo:border-left="none" fo:border-right="none" style:rotation-align="none" fo:border-top="0.74pt fine-dashed #000000"/>
    </style:style>
    <style:style style:name="ce46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fine-dashed #000000"/>
    </style:style>
    <style:style style:name="ce4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fine-dashed #000000" style:diagonal-bl-tr="none" style:diagonal-tl-br="none" fo:border-left="none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fine-dashed #000000"/>
    </style:style>
    <style:style style:name="ce52" style:family="table-cell" style:parent-style-name="Default" style:data-style-name="N10036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4" style:family="table-cell" style:parent-style-name="Default" style:data-style-name="N10036">
      <style:table-cell-properties fo:border-bottom="none" style:diagonal-bl-tr="none" style:diagonal-tl-br="none" fo:background-color="transparent" fo:border-left="none" fo:border-right="1.76pt solid #000000" style:rotation-align="none" fo:border-top="0.74pt fine-dashed #000000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0.74pt fine-dashed #000000"/>
    </style:style>
    <style:style style:name="ce56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57" style:family="table-cell" style:parent-style-name="Default">
      <style:table-cell-properties fo:border-bottom="0.74pt fine-dashed #000000" style:diagonal-bl-tr="none" style:diagonal-tl-br="none" fo:border-left="none" fo:border-right="1.76pt solid #000000" style:rotation-align="none" fo:border-top="non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5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8">
      <style:table-cell-properties fo:border-bottom="0.74pt solid #000000" fo:background-color="#f4b18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108">
      <style:table-cell-properties fo:border-bottom="0.74pt solid #000000" fo:background-color="#f4b18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01" style:family="table-cell" style:parent-style-name="Default" style:data-style-name="N108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2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3" style:family="table-cell" style:parent-style-name="Default" style:data-style-name="N108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8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108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 style:data-style-name="N108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 style:data-style-name="N108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108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 style:data-style-name="N108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 style:data-style-name="N108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fo:border="0.74pt solid #000000" style:rotation-align="none"/>
    </style:style>
    <style:style style:name="ce233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4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5" style:family="table-cell" style:parent-style-name="Default" style:data-style-name="N10036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1" style:family="table-cell" style:parent-style-name="Default" style:data-style-name="N108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Übersicht" table:style-name="ta8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2" form:control-implementation="ooo:com.sun.star.form.component.CheckBox" xml:id="control1" form:id="control1" form:visual-effect="flat" form:linked-cell="Übersicht.A5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" form:id="control2" form:visual-effect="flat" form:linked-cell="Übersicht.A5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" form:id="control3" form:visual-effect="flat" form:linked-cell="Übersicht.A5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4" form:id="control4" form:visual-effect="flat" form:linked-cell="Übersicht.A5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5" form:id="control5" form:visual-effect="flat" form:linked-cell="Übersicht.A5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6" form:id="control6" form:visual-effect="flat" form:linked-cell="Übersicht.A5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7" form:id="control7" form:visual-effect="flat" form:linked-cell="Übersicht.A5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8" form:id="control8" form:visual-effect="flat" form:linked-cell="Übersicht.A5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9" form:id="control9" form:visual-effect="flat" form:linked-cell="Übersicht.A5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0" form:id="control10" form:visual-effect="flat" form:linked-cell="Übersicht.A5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1" form:id="control11" form:visual-effect="flat" form:linked-cell="Übersicht.A6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2" form:id="control12" form:visual-effect="flat" form:linked-cell="Übersicht.A6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3" form:id="control13" form:visual-effect="flat" form:linked-cell="Übersicht.A6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4" form:id="control14" form:visual-effect="flat" form:linked-cell="Übersicht.A4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0.58mm" svg:height="9.53mm" svg:x="200.29mm" svg:y="40.47mm" draw:control="control1"/>
          <draw:control draw:z-index="1" draw:style-name="gr1" draw:text-style-name="P1" svg:width="10.58mm" svg:height="9.52mm" svg:x="200.29mm" svg:y="51.32mm" draw:control="control2"/>
          <draw:control draw:z-index="2" draw:style-name="gr1" draw:text-style-name="P1" svg:width="10.58mm" svg:height="9.53mm" svg:x="200.29mm" svg:y="61.9mm" draw:control="control3"/>
          <draw:control draw:z-index="3" draw:style-name="gr1" draw:text-style-name="P1" svg:width="10.58mm" svg:height="9.52mm" svg:x="200.29mm" svg:y="72.75mm" draw:control="control4"/>
          <draw:control draw:z-index="4" draw:style-name="gr1" draw:text-style-name="P1" svg:width="10.58mm" svg:height="9.52mm" svg:x="200.29mm" svg:y="83.34mm" draw:control="control5"/>
          <draw:control draw:z-index="5" draw:style-name="gr1" draw:text-style-name="P1" svg:width="10.58mm" svg:height="9.52mm" svg:x="200.29mm" svg:y="93.92mm" draw:control="control6"/>
          <draw:control draw:z-index="6" draw:style-name="gr1" draw:text-style-name="P1" svg:width="10.58mm" svg:height="9.52mm" svg:x="200.29mm" svg:y="104.77mm" draw:control="control7"/>
          <draw:control draw:z-index="7" draw:style-name="gr1" draw:text-style-name="P1" svg:width="10.58mm" svg:height="9.53mm" svg:x="200.29mm" svg:y="115.61mm" draw:control="control8"/>
          <draw:control draw:z-index="8" draw:style-name="gr1" draw:text-style-name="P1" svg:width="10.58mm" svg:height="9.52mm" svg:x="200.29mm" svg:y="126.2mm" draw:control="control9"/>
          <draw:control draw:z-index="9" draw:style-name="gr1" draw:text-style-name="P1" svg:width="10.58mm" svg:height="9.52mm" svg:x="200.29mm" svg:y="136.78mm" draw:control="control10"/>
          <draw:control draw:z-index="10" draw:style-name="gr1" draw:text-style-name="P1" svg:width="10.58mm" svg:height="9.53mm" svg:x="200.29mm" svg:y="147.36mm" draw:control="control11"/>
          <draw:control draw:z-index="11" draw:style-name="gr1" draw:text-style-name="P1" svg:width="10.58mm" svg:height="9.52mm" svg:x="200.29mm" svg:y="157.95mm" draw:control="control12"/>
          <draw:control draw:z-index="12" draw:style-name="gr1" draw:text-style-name="P1" svg:width="10.58mm" svg:height="9.52mm" svg:x="200.29mm" svg:y="168.53mm" draw:control="control13"/>
          <draw:control draw:z-index="13" draw:style-name="gr1" draw:text-style-name="P1" svg:width="10.58mm" svg:height="9.52mm" svg:x="200.29mm" svg:y="29.89mm" draw:control="control14"/>
        </table:shapes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4">
          <table:table-cell table:style-name="ce1" office:value-type="string" calcext:value-type="string" table:number-columns-spanned="9" table:number-rows-spanned="1">
            <text:p>SWTP-SS20-Kammer-2 <text:s/>/ Data-Analytics</text:p>
          </table:table-cell>
          <table:covered-table-cell table:number-columns-repeated="8" table:style-name="ce11"/>
          <table:table-cell table:number-columns-repeated="1015"/>
        </table:table-row>
        <table:table-row table:style-name="ro5">
          <table:table-cell/>
          <table:table-cell table:style-name="ce12"/>
          <table:table-cell table:number-columns-repeated="1022"/>
        </table:table-row>
        <table:table-row table:style-name="ro5">
          <table:table-cell table:style-name="ce2" office:value-type="string" calcext:value-type="string">
            <text:p>Wochentag</text:p>
          </table:table-cell>
          <table:table-cell table:style-name="ce2" office:value-type="string" calcext:value-type="string">
            <text:p>Datum</text:p>
          </table:table-cell>
          <table:table-cell table:number-columns-repeated="5"/>
          <table:table-cell table:style-name="ce58" office:value-type="string" calcext:value-type="string" table:number-columns-spanned="1" table:number-rows-spanned="2">
            <text:p>Abgeschlossen</text:p>
          </table:table-cell>
          <table:table-cell table:style-name="ce67" office:value-type="string" calcext:value-type="string" table:number-columns-spanned="3" table:number-rows-spanned="1">
            <text:p>Pellekoorne, Timon</text:p>
          </table:table-cell>
          <table:covered-table-cell table:number-columns-repeated="2" table:style-name="ce76"/>
          <table:table-cell table:style-name="ce67" office:value-type="string" calcext:value-type="string" table:number-columns-spanned="3" table:number-rows-spanned="1">
            <text:p>Gutsche, Tanja</text:p>
          </table:table-cell>
          <table:covered-table-cell table:number-columns-repeated="2" table:style-name="ce76"/>
          <table:table-cell table:style-name="ce67" office:value-type="string" calcext:value-type="string" table:number-columns-spanned="3" table:number-rows-spanned="1">
            <text:p>Lapp, Jannik</text:p>
          </table:table-cell>
          <table:covered-table-cell table:number-columns-repeated="2" table:style-name="ce76"/>
          <table:table-cell table:style-name="ce92" office:value-type="string" calcext:value-type="string" table:number-columns-spanned="3" table:number-rows-spanned="1">
            <text:p>Martschenko, David</text:p>
          </table:table-cell>
          <table:covered-table-cell table:style-name="ce76"/>
          <table:covered-table-cell table:style-name="ce97"/>
          <table:table-cell table:style-name="ce92" office:value-type="string" calcext:value-type="string" table:number-columns-spanned="3" table:number-rows-spanned="1">
            <text:p>Soboth, Lisa</text:p>
          </table:table-cell>
          <table:covered-table-cell table:style-name="ce76"/>
          <table:covered-table-cell table:style-name="ce97"/>
          <table:table-cell table:style-name="ce92" office:value-type="string" calcext:value-type="string" table:number-columns-spanned="3" table:number-rows-spanned="1">
            <text:p>Stephan, Max</text:p>
          </table:table-cell>
          <table:covered-table-cell table:style-name="ce76"/>
          <table:covered-table-cell table:style-name="ce97"/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3" office:value-type="date" office:date-value="2024-04-23" calcext:value-type="date">
            <text:p>23.04.2024</text:p>
          </table:table-cell>
          <table:table-cell table:style-name="ce140" office:value-type="string" calcext:value-type="string" table:number-columns-spanned="1" table:number-rows-spanned="2">
            <text:p>Woche 1</text:p>
          </table:table-cell>
          <table:table-cell table:style-name="ce23" office:value-type="string" calcext:value-type="string" table:number-columns-spanned="1" table:number-rows-spanned="3">
            <text:p>Planung</text:p>
          </table:table-cell>
          <table:table-cell table:style-name="ce29" table:number-columns-repeated="3"/>
          <table:covered-table-cell table:style-name="ce59"/>
          <table:table-cell table:style-name="ce68" office:value-type="string" calcext:value-type="string">
            <text:p>Stunden</text:p>
          </table:table-cell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Differenz</text:p>
          </table:table-cell>
          <table:table-cell table:style-name="ce68" office:value-type="string" calcext:value-type="string">
            <text:p>Stunden</text:p>
          </table:table-cell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Differenz</text:p>
          </table:table-cell>
          <table:table-cell table:style-name="ce68" office:value-type="string" calcext:value-type="string">
            <text:p>Stunden</text:p>
          </table:table-cell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Differenz</text:p>
          </table:table-cell>
          <table:table-cell table:style-name="ce68" office:value-type="string" calcext:value-type="string">
            <text:p>Stunden</text:p>
          </table:table-cell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Differenz</text:p>
          </table:table-cell>
          <table:table-cell table:style-name="ce68" office:value-type="string" calcext:value-type="string">
            <text:p>Stunden</text:p>
          </table:table-cell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Differenz</text:p>
          </table:table-cell>
          <table:table-cell table:style-name="ce68" office:value-type="string" calcext:value-type="string">
            <text:p>Stunden</text:p>
          </table:table-cell>
          <table:table-cell table:style-name="ce77" office:value-type="string" calcext:value-type="string">
            <text:p>Soll</text:p>
          </table:table-cell>
          <table:table-cell table:style-name="ce106" office:value-type="string" calcext:value-type="string">
            <text:p>Differenz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Montag</text:p>
          </table:table-cell>
          <table:table-cell table:style-name="ce8" office:value-type="date" office:date-value="2024-04-27" calcext:value-type="date">
            <text:p>27.04.2024</text:p>
          </table:table-cell>
          <table:covered-table-cell table:style-name="ce18"/>
          <table:covered-table-cell table:style-name="ce24"/>
          <table:table-cell table:style-name="ce30"/>
          <table:table-cell table:style-name="ce42"/>
          <table:table-cell table:style-name="ce51"/>
          <table:table-cell table:style-name="ce183" table:number-columns-spanned="1" table:number-rows-spanned="2"/>
          <table:table-cell table:style-name="ce69" table:formula="of:=[$Pellekoorne.H4]" office:value-type="time" office:time-value="PT13H00M00S" calcext:value-type="time" table:number-columns-spanned="1" table:number-rows-spanned="2">
            <text:p>13:00:00</text:p>
          </table:table-cell>
          <table:table-cell table:style-name="ce201" table:formula="of:=IF([.A49]=0;[.I33]/[.C35];[.I33]/14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ROUNDDOWN([.J5]-[.I5];6)" office:value-type="time" office:time-value="PT06H17M08.5056S" calcext:value-type="time" table:number-columns-spanned="1" table:number-rows-spanned="2">
            <text:p>6:17:09</text:p>
          </table:table-cell>
          <table:table-cell table:style-name="ce69" table:formula="of:=[$Gutsche.G4]" office:value-type="time" office:time-value="PT15H15M00S" calcext:value-type="time" table:number-columns-spanned="1" table:number-rows-spanned="2">
            <text:p>15:15:00</text:p>
          </table:table-cell>
          <table:table-cell table:style-name="ce201" table:formula="of:=IF([.A49]=0;[.L33]/[.C35];[.L33]/14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ROUNDDOWN([.M5]-[.L5];6)" office:value-type="time" office:time-value="PT04H02M08.5056S" calcext:value-type="time" table:number-columns-spanned="1" table:number-rows-spanned="2">
            <text:p>4:02:09</text:p>
          </table:table-cell>
          <table:table-cell table:style-name="ce69" table:formula="of:=[$Lapp.G4]" office:value-type="time" office:time-value="PT11H00M00S" calcext:value-type="time" table:number-columns-spanned="1" table:number-rows-spanned="2">
            <text:p>11:00:00</text:p>
          </table:table-cell>
          <table:table-cell table:style-name="ce201" table:formula="of:=IF([.A49]=0;[.O33]/[.C35];[.O33]/14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ROUNDDOWN([.P5]-[.O5];6)" office:value-type="time" office:time-value="PT08H17M08.5632S" calcext:value-type="time" table:number-columns-spanned="1" table:number-rows-spanned="2">
            <text:p>8:17:09</text:p>
          </table:table-cell>
          <table:table-cell table:style-name="ce69" table:formula="of:=[$Martschenko.G4]" office:value-type="time" office:time-value="PT11H00M00S" calcext:value-type="time" table:number-columns-spanned="1" table:number-rows-spanned="2">
            <text:p>11:00:00</text:p>
          </table:table-cell>
          <table:table-cell table:style-name="ce201" table:formula="of:=IF([.A49]=0;[.R33]/[.C35];[.R33]/14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ROUNDDOWN([.S5]-[.R5];6)" office:value-type="time" office:time-value="PT08H17M08.5632S" calcext:value-type="time" table:number-columns-spanned="1" table:number-rows-spanned="2">
            <text:p>8:17:09</text:p>
          </table:table-cell>
          <table:table-cell table:style-name="ce69" table:formula="of:=[$Soboth.G4]" office:value-type="time" office:time-value="PT09H30M00S" calcext:value-type="time" table:number-columns-spanned="1" table:number-rows-spanned="2">
            <text:p>9:30:00</text:p>
          </table:table-cell>
          <table:table-cell table:style-name="ce201" table:formula="of:=IF([.A49]=0;[.U33]/[.C35];[.U33]/14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ROUNDDOWN([.V5]-[.U5];6)" office:value-type="time" office:time-value="PT09H47M08.5632S" calcext:value-type="time" table:number-columns-spanned="1" table:number-rows-spanned="2">
            <text:p>9:47:09</text:p>
          </table:table-cell>
          <table:table-cell table:style-name="ce69" table:formula="of:=[$Stephan.G4]" office:value-type="time" office:time-value="PT12H30M00S" calcext:value-type="time" table:number-columns-spanned="1" table:number-rows-spanned="2">
            <text:p>12:30:00</text:p>
          </table:table-cell>
          <table:table-cell table:style-name="ce201" table:formula="of:=IF([.A49]=0;[.X33]/[.C35];[.X33]/14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ROUNDDOWN([.Y5]-[.X5];6)" office:value-type="time" office:time-value="PT06H47M08.5632S" calcext:value-type="time" table:number-columns-spanned="1" table:number-rows-spanned="2">
            <text:p>6:47:09</text:p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Donnerstag</text:p>
          </table:table-cell>
          <table:table-cell table:style-name="ce14" office:value-type="date" office:date-value="2024-05-30" calcext:value-type="date">
            <text:p>30.05.2024</text:p>
          </table:table-cell>
          <table:table-cell table:style-name="ce142" office:value-type="string" calcext:value-type="string" table:number-columns-spanned="1" table:number-rows-spanned="2">
            <text:p>Woche 2</text:p>
          </table:table-cell>
          <table:covered-table-cell table:style-name="ce25"/>
          <table:table-cell table:style-name="ce31"/>
          <table:table-cell table:style-name="ce43"/>
          <table:table-cell table:style-name="ce52"/>
          <table:covered-table-cell table:style-name="ce183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table-cell table:number-columns-repeated="998"/>
        </table:table-row>
        <table:table-row table:style-name="ro5">
          <table:table-cell table:style-name="ce6" office:value-type="string" calcext:value-type="string">
            <text:p>Montag</text:p>
          </table:table-cell>
          <table:table-cell table:style-name="ce6" office:value-type="date" office:date-value="2024-05-04" calcext:value-type="date">
            <text:p>04.05.2024</text:p>
          </table:table-cell>
          <table:covered-table-cell table:style-name="ce20"/>
          <table:table-cell table:style-name="ce149" office:value-type="string" calcext:value-type="string" table:number-columns-spanned="1" table:number-rows-spanned="2">
            <text:p>Sprint 1</text:p>
          </table:table-cell>
          <table:table-cell table:style-name="ce32" office:value-type="string" calcext:value-type="string" table:number-columns-spanned="2" table:number-rows-spanned="1">
            <text:p>Lastenhefts</text:p>
          </table:table-cell>
          <table:covered-table-cell table:style-name="ce44"/>
          <table:table-cell table:style-name="ce51"/>
          <table:table-cell table:style-name="ce184" table:number-columns-spanned="1" table:number-rows-spanned="2"/>
          <table:table-cell table:style-name="ce71" table:formula="of:=[$Pellekoorne.H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0]=0;[.I34]/[.C35];([.I33]-[.I5])/13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J7]-[.I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Gutsche.G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0]=0;[.L34]/[.C35];([.L33]-[.L5])/13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M7]-[.L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Lapp.G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0]=0;[.O34]/[.C35];([.O33]-[.O5])/13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P7]-[.O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Martschenko.G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0]=0;[.R34]/[.C35];([.R33]-[.R5])/13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S7]-[.R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oboth.G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0]=0;[.U34]/[.C35];([.U33]-[.U5])/13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V7]-[.U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tephan.G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0]=0;[.X34]/[.C35];([.X33]-[.X5])/13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Y7]-[.X7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3" office:value-type="date" office:date-value="2024-05-07" calcext:value-type="date">
            <text:p>07.05.2024</text:p>
          </table:table-cell>
          <table:table-cell table:style-name="ce21" office:value-type="string" calcext:value-type="string" table:number-columns-spanned="1" table:number-rows-spanned="2">
            <text:p>Woche 3</text:p>
          </table:table-cell>
          <table:covered-table-cell table:style-name="ce149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table-cell table:number-columns-repeated="998"/>
        </table:table-row>
        <table:table-row table:style-name="ro3">
          <table:table-cell table:style-name="ce4" office:value-type="string" calcext:value-type="string">
            <text:p>Montag</text:p>
          </table:table-cell>
          <table:table-cell table:style-name="ce8" office:value-type="date" office:date-value="2024-05-11" calcext:value-type="date">
            <text:p>11.05.2024</text:p>
          </table:table-cell>
          <table:covered-table-cell table:style-name="ce18"/>
          <table:table-cell table:style-name="ce150" office:value-type="string" calcext:value-type="string" table:number-columns-spanned="1" table:number-rows-spanned="2">
            <text:p>Sprint 2</text:p>
          </table:table-cell>
          <table:table-cell table:style-name="ce30"/>
          <table:table-cell table:style-name="ce45"/>
          <table:table-cell table:style-name="ce54"/>
          <table:table-cell table:style-name="ce185" table:number-columns-spanned="1" table:number-rows-spanned="2"/>
          <table:table-cell table:style-name="ce69" table:formula="of:=[$Pellekoorne.H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1]=0;[.I34]/[.C35];([.I33]-[.I5]-[.I7])/12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J9]-[.I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Gutsche.G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1]=0;[.L34]/[.C35];([.L33]-[.L5]-[.L7])/12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M9]-[.L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Lapp.G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1]=0;[.O34]/[.C35];([.O33]-[.O5]-[.O7])/12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P9]-[.O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Martschenko.G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1]=0;[.R34]/[.C35];([.R33]-[.R5]-[.R7])/12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S9]-[.R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oboth.G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1]=0;[.U34]/[.C35];([.U33]-[.U5]-[.U7])/12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V9]-[.U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tephan.G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1]=0;[.X34]/[.C35];([.X33]-[.X5]-[.X7])/12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Y9]-[.X9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4" office:value-type="date" office:date-value="2024-05-14" calcext:value-type="date">
            <text:p>14.05.2024</text:p>
          </table:table-cell>
          <table:table-cell table:style-name="ce142" office:value-type="string" calcext:value-type="string" table:number-columns-spanned="1" table:number-rows-spanned="2">
            <text:p>Woche 4</text:p>
          </table:table-cell>
          <table:covered-table-cell table:style-name="ce150"/>
          <table:table-cell table:style-name="ce33"/>
          <table:table-cell table:style-name="ce41"/>
          <table:table-cell table:style-name="ce53"/>
          <table:covered-table-cell table:style-name="ce185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table-cell table:number-columns-repeated="998"/>
        </table:table-row>
        <table:table-row table:style-name="ro5">
          <table:table-cell table:style-name="ce7" office:value-type="string" calcext:value-type="string">
            <text:p>Montag</text:p>
          </table:table-cell>
          <table:table-cell table:style-name="ce6" office:value-type="date" office:date-value="2024-05-18" calcext:value-type="date">
            <text:p>18.05.2024</text:p>
          </table:table-cell>
          <table:covered-table-cell table:style-name="ce20"/>
          <table:table-cell table:style-name="ce149" office:value-type="string" calcext:value-type="string" table:number-columns-spanned="1" table:number-rows-spanned="2">
            <text:p>Sprint 3</text:p>
          </table:table-cell>
          <table:table-cell table:style-name="ce34" office:value-type="string" calcext:value-type="string" table:number-columns-spanned="2" table:number-rows-spanned="1">
            <text:p>Pflichtenhefts</text:p>
          </table:table-cell>
          <table:covered-table-cell table:style-name="ce46"/>
          <table:table-cell table:style-name="ce51"/>
          <table:table-cell table:style-name="ce184" table:number-columns-spanned="1" table:number-rows-spanned="2"/>
          <table:table-cell table:style-name="ce71" table:formula="of:=[$Pellekoorne.H10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2]=0;[.I34]/[.C35];([.I33]-[.I5]-[.I7]-[.I9])/11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J11]-[.I11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Gutsche.G10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2]=0;[.L34]/[.C35];([.L33]-[.L5]-[.L7]-[.L9])/11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M11]-[.L11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Lapp.G10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2]=0;[.O34]/[.C35];([.O33]-[.O5]-[.O7]-[.O9])/11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P11]-[.O11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Martschenko.G10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2]=0;[.R34]/[.C35];([.R33]-[.R5]-[.R7]-[.R9])/11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S11]-[.R11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oboth.G10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2]=0;[.U34]/[.C35];([.U33]-[.U5]-[.U7]-[.U9])/11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V11]-[.U11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tephan.G10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2]=0;[.X34]/[.C35];([.X33]-[.X5]-[.X7]-[.X9])/11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Y11]-[.X11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3" office:value-type="date" office:date-value="2024-05-21" calcext:value-type="date">
            <text:p>21.05.2024</text:p>
          </table:table-cell>
          <table:table-cell table:style-name="ce21" office:value-type="string" calcext:value-type="string" table:number-columns-spanned="1" table:number-rows-spanned="2">
            <text:p>Woche 5</text:p>
          </table:table-cell>
          <table:covered-table-cell table:style-name="ce149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table-cell table:number-columns-repeated="998"/>
        </table:table-row>
        <table:table-row table:style-name="ro3">
          <table:table-cell table:style-name="ce4" office:value-type="string" calcext:value-type="string">
            <text:p>Montag</text:p>
          </table:table-cell>
          <table:table-cell table:style-name="ce8" office:value-type="date" office:date-value="2024-05-25" calcext:value-type="date">
            <text:p>25.05.2024</text:p>
          </table:table-cell>
          <table:covered-table-cell table:style-name="ce18"/>
          <table:table-cell table:style-name="ce150" office:value-type="string" calcext:value-type="string" table:number-columns-spanned="1" table:number-rows-spanned="2">
            <text:p>Sprint 4</text:p>
          </table:table-cell>
          <table:table-cell table:style-name="ce30"/>
          <table:table-cell table:style-name="ce42"/>
          <table:table-cell table:style-name="ce51"/>
          <table:table-cell table:style-name="ce184" table:number-columns-spanned="1" table:number-rows-spanned="2"/>
          <table:table-cell table:style-name="ce69" table:formula="of:=[$Pellekoorne.H12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3]=0;[.I34]/[.C35];([.I33]-[.I5]-[.I7]-[.I9]-[.I11])/10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J13]-[.I13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Gutsche.G12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4]=0;[.L34]/[.C35];([.L33]-[.L5]-[.L7]-[.L9]-[.L11])/10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M13]-[.L13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Lapp.G12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3]=0;[.O34]/[.C35];([.O33]-[.O5]-[.O7]-[.O9]-[.O11])/10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P13]-[.O13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Martschenko.G12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3]=0;[.R34]/[.C35];([.R33]-[.R5]-[.R7]-[.R9]-[.R11])/10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S13]-[.R13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oboth.G12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3]=0;[.U34]/[.C35];([.U33]-[.U5]-[.U7]-[.U9]-[.U11])/10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V13]-[.U13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tephan.G12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3]=0;[.X34]/[.C35];([.X33]-[.X5]-[.X7]-[.X9]-[.X11])/10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Y13]-[.X13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4" office:value-type="date" office:date-value="2024-05-28" calcext:value-type="date">
            <text:p>28.05.2024</text:p>
          </table:table-cell>
          <table:table-cell table:style-name="ce140" office:value-type="string" calcext:value-type="string" table:number-columns-spanned="1" table:number-rows-spanned="2">
            <text:p>Woche 6</text:p>
          </table:table-cell>
          <table:covered-table-cell table:style-name="ce150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table-cell table:number-columns-repeated="998"/>
        </table:table-row>
        <table:table-row table:style-name="ro3">
          <table:table-cell table:style-name="ce8" office:value-type="string" calcext:value-type="string">
            <text:p>Montag</text:p>
          </table:table-cell>
          <table:table-cell table:style-name="ce15" office:value-type="date" office:date-value="2024-06-01" calcext:value-type="date">
            <text:p>01.06.2024</text:p>
          </table:table-cell>
          <table:covered-table-cell table:style-name="ce18"/>
          <table:table-cell table:style-name="ce149" office:value-type="string" calcext:value-type="string" table:number-columns-spanned="1" table:number-rows-spanned="2">
            <text:p>Sprint 5</text:p>
          </table:table-cell>
          <table:table-cell table:style-name="ce30"/>
          <table:table-cell table:style-name="ce42"/>
          <table:table-cell table:style-name="ce51"/>
          <table:table-cell table:style-name="ce184" table:number-columns-spanned="1" table:number-rows-spanned="2"/>
          <table:table-cell table:style-name="ce71" table:formula="of:=[$Pellekoorne.H14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4]=0;[.I34]/[.C35];([.I33]-[.I5]-[.I7]-[.I9]-[.I11]-[.I13])/9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J15]-[.I15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Gutsche.G14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6]=0;[.L34]/[.C35];([.L33]-[.L5]-[.L7]-[.L9]-[.L11]-[.L13])/9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M15]-[.L15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Lapp.G14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4]=0;[.O34]/[.C35];([.O33]-[.O5]-[.O7]-[.O9]-[.O11]-[.O13])/9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P15]-[.O15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Martschenko.G14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4]=0;[.R34]/[.C35];([.R33]-[.R5]-[.R7]-[.R9]-[.R11]-[.R13])/9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S15]-[.R15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oboth.G14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4]=0;[.U34]/[.C35];([.U33]-[.U5]-[.U7]-[.U9]-[.U11]-[.U13])/9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V15]-[.U15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tephan.G14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4]=0;[.X34]/[.C35];([.X33]-[.X5]-[.X7]-[.X9]-[.X11]-[.X13])/9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Y15]-[.X15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3" office:value-type="date" office:date-value="2024-06-04" calcext:value-type="date">
            <text:p>04.06.2024</text:p>
          </table:table-cell>
          <table:table-cell table:style-name="ce140" office:value-type="string" calcext:value-type="string" table:number-columns-spanned="1" table:number-rows-spanned="2">
            <text:p>Woche 7</text:p>
          </table:table-cell>
          <table:covered-table-cell table:style-name="ce149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table-cell table:style-name="ce12" table:number-columns-repeated="8"/>
          <table:table-cell table:number-columns-repeated="990"/>
        </table:table-row>
        <table:table-row table:style-name="ro3">
          <table:table-cell table:style-name="ce4" office:value-type="string" calcext:value-type="string">
            <text:p>Montag</text:p>
          </table:table-cell>
          <table:table-cell table:style-name="ce15" office:value-type="date" office:date-value="2024-06-08" calcext:value-type="date">
            <text:p>08.06.2024</text:p>
          </table:table-cell>
          <table:covered-table-cell table:style-name="ce18"/>
          <table:table-cell table:style-name="ce150" office:value-type="string" calcext:value-type="string" table:number-columns-spanned="1" table:number-rows-spanned="2">
            <text:p>Sprint 6</text:p>
          </table:table-cell>
          <table:table-cell table:style-name="ce30"/>
          <table:table-cell table:style-name="ce42"/>
          <table:table-cell table:style-name="ce51"/>
          <table:table-cell table:style-name="ce184" table:number-columns-spanned="1" table:number-rows-spanned="2"/>
          <table:table-cell table:style-name="ce69" table:formula="of:=[$Pellekoorne.H16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5]=0;[.I34]/[.C35];([.I33]-[.I5]-[.I7]-[.I9]-[.I11]-[.I13]-[.I15])/8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J17]-[.I17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Gutsche.G16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8]=0;[.L34]/[.C35];([.L33]-[.L5]-[.L7]-[.L9]-[.L11]-[.L13]-[.L15])/8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M17]-[.L17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Lapp.G16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5]=0;[.O34]/[.C35];([.O33]-[.O5]-[.O7]-[.O9]-[.O11]-[.O13]-[.O15])/8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P17]-[.O17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Martschenko.G16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5]=0;[.R34]/[.C35];([.R33]-[.R5]-[.R7]-[.R9]-[.R11]-[.R13]-[.R15])/8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S17]-[.R17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oboth.G16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5]=0;[.U34]/[.C35];([.U33]-[.U5]-[.U7]-[.U9]-[.U11]-[.U13]-[.U15])/8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V17]-[.U17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tephan.G16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5]=0;[.X34]/[.C35];([.X33]-[.X5]-[.X7]-[.X9]-[.X11]-[.X13]-[.X15])/8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Y17]-[.X17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5">
          <table:table-cell table:style-name="ce5" office:value-type="string" calcext:value-type="string">
            <text:p>Donnerstag</text:p>
          </table:table-cell>
          <table:table-cell table:style-name="ce14" office:value-type="date" office:date-value="2024-06-11" calcext:value-type="date">
            <text:p>11.06.2024</text:p>
          </table:table-cell>
          <table:table-cell table:style-name="ce142" office:value-type="string" calcext:value-type="string" table:number-columns-spanned="1" table:number-rows-spanned="2">
            <text:p>Woche 8</text:p>
          </table:table-cell>
          <table:covered-table-cell table:style-name="ce150"/>
          <table:table-cell table:style-name="ce35" office:value-type="string" calcext:value-type="string" table:number-columns-spanned="2" table:number-rows-spanned="1">
            <text:p>Vorabversion fertig</text:p>
          </table:table-cell>
          <table:covered-table-cell table:style-name="ce163"/>
          <table:table-cell table:style-name="ce53"/>
          <table:covered-table-cell table:style-name="ce184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table-cell table:number-columns-repeated="998"/>
        </table:table-row>
        <table:table-row table:style-name="ro5">
          <table:table-cell table:style-name="ce6" office:value-type="string" calcext:value-type="string">
            <text:p>Montag</text:p>
          </table:table-cell>
          <table:table-cell table:style-name="ce6" office:value-type="date" office:date-value="2024-06-15" calcext:value-type="date">
            <text:p>15.06.2024</text:p>
          </table:table-cell>
          <table:covered-table-cell table:style-name="ce20"/>
          <table:table-cell table:style-name="ce149" office:value-type="string" calcext:value-type="string" table:number-columns-spanned="1" table:number-rows-spanned="2">
            <text:p>Sprint 7</text:p>
          </table:table-cell>
          <table:table-cell table:style-name="ce36" office:value-type="string" calcext:value-type="string" table:number-columns-spanned="2" table:number-rows-spanned="1">
            <text:p>Zwischenpräsentation </text:p>
          </table:table-cell>
          <table:covered-table-cell table:style-name="ce47"/>
          <table:table-cell table:style-name="ce51"/>
          <table:table-cell table:style-name="ce184" table:number-columns-spanned="1" table:number-rows-spanned="2"/>
          <table:table-cell table:style-name="ce71" table:formula="of:=[$Pellekoorne.H18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6]=0;[.I34]/[.C35];([.I33]-[.I5]-[.I7]-[.I9]-[.I11]-[.I13]-[.I15]-[.I17])/7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J19]-[.I19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Gutsche.G18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0]=0;[.L34]/[.C35];([.L33]-[.L5]-[.L7]-[.L9]-[.L11]-[.L13]-[.L15]-[.L17])/7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M19]-[.L19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Lapp.G18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6]=0;[.O34]/[.C35];([.O33]-[.O5]-[.O7]-[.O9]-[.O11]-[.O13]-[.O15]-[.O17])/7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P19]-[.O19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Martschenko.G18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6]=0;[.R34]/[.C35];([.R33]-[.R5]-[.R7]-[.R9]-[.R11]-[.R13]-[.R15]-[.R17])/7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S19]-[.R19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oboth.G18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6]=0;[.U34]/[.C35];([.U33]-[.U5]-[.U7]-[.U9]-[.U11]-[.U13]-[.U15]-[.U17])/7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V19]-[.U19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tephan.G18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6]=0;[.X34]/[.C35];([.X33]-[.X5]-[.X7]-[.X9]-[.X11]-[.X13]-[.X15]-[.X17])/7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Y19]-[.X19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3" office:value-type="date" office:date-value="2024-06-18" calcext:value-type="date">
            <text:p>18.06.2024</text:p>
          </table:table-cell>
          <table:table-cell table:style-name="ce21" office:value-type="string" calcext:value-type="string" table:number-columns-spanned="1" table:number-rows-spanned="2">
            <text:p>Woche 9</text:p>
          </table:table-cell>
          <table:covered-table-cell table:style-name="ce149"/>
          <table:table-cell table:number-columns-repeated="3"/>
          <table:covered-table-cell table:style-name="ce184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table-cell table:number-columns-repeated="998"/>
        </table:table-row>
        <table:table-row table:style-name="ro3">
          <table:table-cell table:style-name="ce4" office:value-type="string" calcext:value-type="string">
            <text:p>Montag</text:p>
          </table:table-cell>
          <table:table-cell table:style-name="ce15" office:value-type="date" office:date-value="2024-06-22" calcext:value-type="date">
            <text:p>22.06.2024</text:p>
          </table:table-cell>
          <table:covered-table-cell table:style-name="ce18"/>
          <table:table-cell table:style-name="ce150" office:value-type="string" calcext:value-type="string" table:number-columns-spanned="1" table:number-rows-spanned="2">
            <text:p>Sprint 8</text:p>
          </table:table-cell>
          <table:table-cell table:style-name="ce30"/>
          <table:table-cell table:style-name="ce42"/>
          <table:table-cell table:style-name="ce51"/>
          <table:table-cell table:style-name="ce184" table:number-columns-spanned="1" table:number-rows-spanned="2"/>
          <table:table-cell table:style-name="ce69" table:formula="of:=[$Pellekoorne.H20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7]=0;[.I34]/[.C35];([.I33]-[.I5]-[.I7]-[.I9]-[.I11]-[.I13]-[.I15]-[.I17]-[.I19])/6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J21]-[.I21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Gutsche.G20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62]=0;[.L34]/[.C35];([.L33]-[.L5]-[.L7]-[.L9]-[.L11]-[.L13]-[.L15]-[.L17]-[.L19])/6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M21]-[.L21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Lapp.G20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7]=0;[.O34]/[.C35];([.O33]-[.O5]-[.O7]-[.O9]-[.O11]-[.O13]-[.O15]-[.O17]-[.O19])/6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P21]-[.O21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Martschenko.G20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7]=0;[.R34]/[.C35];([.R33]-[.R5]-[.R7]-[.R9]-[.R11]-[.R13]-[.R15]-[.R17]-[.R19])/6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S21]-[.R21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oboth.G20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7]=0;[.U34]/[.C35];([.U33]-[.U5]-[.U7]-[.U9]-[.U11]-[.U13]-[.U15]-[.U17]-[.U19])/6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V21]-[.U21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tephan.G20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7]=0;[.X34]/[.C35];([.X33]-[.X5]-[.X7]-[.X9]-[.X11]-[.X13]-[.X15]-[.X17]-[.X19])/6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Y21]-[.X21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4" office:value-type="date" office:date-value="2024-06-25" calcext:value-type="date">
            <text:p>25.06.2024</text:p>
          </table:table-cell>
          <table:table-cell table:style-name="ce140" office:value-type="string" calcext:value-type="string" table:number-columns-spanned="1" table:number-rows-spanned="2">
            <text:p>Woche 10</text:p>
          </table:table-cell>
          <table:covered-table-cell table:style-name="ce150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table-cell table:number-columns-repeated="998"/>
        </table:table-row>
        <table:table-row table:style-name="ro3">
          <table:table-cell table:style-name="ce8" office:value-type="string" calcext:value-type="string">
            <text:p>Montag</text:p>
          </table:table-cell>
          <table:table-cell table:style-name="ce15" office:value-type="date" office:date-value="2024-06-29" calcext:value-type="date">
            <text:p>29.06.2024</text:p>
          </table:table-cell>
          <table:covered-table-cell table:style-name="ce18"/>
          <table:table-cell table:style-name="ce149" office:value-type="string" calcext:value-type="string" table:number-columns-spanned="1" table:number-rows-spanned="2">
            <text:p>Sprint 9</text:p>
          </table:table-cell>
          <table:table-cell table:style-name="ce30"/>
          <table:table-cell table:style-name="ce42"/>
          <table:table-cell table:style-name="ce51"/>
          <table:table-cell table:style-name="ce184" table:number-columns-spanned="1" table:number-rows-spanned="2"/>
          <table:table-cell table:style-name="ce71" table:formula="of:=[$Pellekoorne.H22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8]=0;[.I34]/[.C35];([.I33]-[.I5]-[.I7]-[.I9]-[.I11]-[.I13]-[.I15]-[.I17]-[.I19]-[.I21])/5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J23]-[.I23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Gutsche.G22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4]=0;[.L34]/[.C35];([.L33]-[.L5]-[.L7]-[.L9]-[.L11]-[.L13]-[.L15]-[.L17]-[.L19]-[.L21])/5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M23]-[.L23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Lapp.G22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8]=0;[.O34]/[.C35];([.O33]-[.O5]-[.O7]-[.O9]-[.O11]-[.O13]-[.O15]-[.O17]-[.O19]-[.O21])/5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P23]-[.O23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Martschenko.G22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8]=0;[.R34]/[.C35];([.R33]-[.R5]-[.R7]-[.R9]-[.R11]-[.R13]-[.R15]-[.R17]-[.R19]-[.R21])/5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S23]-[.R23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oboth.G22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8]=0;[.U34]/[.C35];([.U33]-[.U5]-[.U7]-[.U9]-[.U11]-[.U13]-[.U15]-[.U17]-[.U19]-[.U21])/5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V23]-[.U23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tephan.G22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58]=0;[.X34]/[.C35];([.X33]-[.X5]-[.X7]-[.X9]-[.X11]-[.X13]-[.X15]-[.X17]-[.X19]-[.X21])/5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Y23]-[.X23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3" office:value-type="date" office:date-value="2024-07-02" calcext:value-type="date">
            <text:p>02.07.2024</text:p>
          </table:table-cell>
          <table:table-cell table:style-name="ce140" office:value-type="string" calcext:value-type="string" table:number-columns-spanned="1" table:number-rows-spanned="2">
            <text:p>Woche 11</text:p>
          </table:table-cell>
          <table:covered-table-cell table:style-name="ce149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table-cell table:number-columns-repeated="998"/>
        </table:table-row>
        <table:table-row table:style-name="ro3">
          <table:table-cell table:style-name="ce4" office:value-type="string" calcext:value-type="string">
            <text:p>Montag</text:p>
          </table:table-cell>
          <table:table-cell table:style-name="ce15" office:value-type="date" office:date-value="2024-07-06" calcext:value-type="date">
            <text:p>06.07.2024</text:p>
          </table:table-cell>
          <table:covered-table-cell table:style-name="ce140"/>
          <table:table-cell table:style-name="ce150" office:value-type="string" calcext:value-type="string" table:number-columns-spanned="1" table:number-rows-spanned="2">
            <text:p>Sprint 10</text:p>
          </table:table-cell>
          <table:table-cell table:style-name="ce37"/>
          <table:table-cell table:style-name="ce48"/>
          <table:table-cell table:style-name="ce55"/>
          <table:table-cell table:style-name="ce184" table:number-columns-spanned="1" table:number-rows-spanned="2"/>
          <table:table-cell table:style-name="ce69" table:formula="of:=[$Pellekoorne.H24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9]=0;[.I34]/[.C35];([.I33]-[.I5]-[.I7]-[.I9]-[.I11]-[.I13]-[.I15]-[.I17]-[.I19]-[.I21]-[.I23])/4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J25]-[.I25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Gutsche.G24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66]=0;[.L34]/[.C35];([.L33]-[.L5]-[.L7]-[.L9]-[.L11]-[.L13]-[.L15]-[.L17]-[.L19]-[.L21]-[.L23])/4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M25]-[.L25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Lapp.G24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9]=0;[.O34]/[.C35];([.O33]-[.O5]-[.O7]-[.O9]-[.O11]-[.O13]-[.O15]-[.O17]-[.O19]-[.O21]-[.O23])/4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P25]-[.O25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Martschenko.G24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9]=0;[.R34]/[.C35];([.R33]-[.R5]-[.R7]-[.R9]-[.R11]-[.R13]-[.R15]-[.R17]-[.R19]-[.R21]-[.R23])/4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S25]-[.R25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oboth.G24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9]=0;[.U34]/[.C35];([.U33]-[.U5]-[.U7]-[.U9]-[.U11]-[.U13]-[.U15]-[.U17]-[.U19]-[.U21]-[.U23])/4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V25]-[.U25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tephan.G24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59]=0;[.X34]/[.C35];([.X33]-[.X5]-[.X7]-[.X9]-[.X11]-[.X13]-[.X15]-[.X17]-[.X19]-[.X21]-[.X23])/4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Y25]-[.X25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4" office:value-type="date" office:date-value="2024-07-09" calcext:value-type="date">
            <text:p>09.07.2024</text:p>
          </table:table-cell>
          <table:table-cell table:style-name="ce140" office:value-type="string" calcext:value-type="string" table:number-columns-spanned="1" table:number-rows-spanned="2">
            <text:p>Woche 12</text:p>
          </table:table-cell>
          <table:covered-table-cell table:style-name="ce150"/>
          <table:table-cell table:style-name="ce38"/>
          <table:table-cell table:style-name="ce49"/>
          <table:table-cell table:style-name="ce56"/>
          <table:covered-table-cell table:style-name="ce184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table-cell table:number-columns-repeated="998"/>
        </table:table-row>
        <table:table-row table:style-name="ro3">
          <table:table-cell table:style-name="ce8" office:value-type="string" calcext:value-type="string">
            <text:p>Montag</text:p>
          </table:table-cell>
          <table:table-cell table:style-name="ce15" office:value-type="date" office:date-value="2024-07-13" calcext:value-type="date">
            <text:p>13.07.2024</text:p>
          </table:table-cell>
          <table:covered-table-cell table:style-name="ce140"/>
          <table:table-cell table:style-name="ce149" office:value-type="string" calcext:value-type="string" table:number-columns-spanned="1" table:number-rows-spanned="2">
            <text:p>Sprint 11</text:p>
          </table:table-cell>
          <table:table-cell table:style-name="ce30"/>
          <table:table-cell table:style-name="ce42"/>
          <table:table-cell table:style-name="ce51"/>
          <table:table-cell table:style-name="ce184" table:number-columns-spanned="1" table:number-rows-spanned="2"/>
          <table:table-cell table:style-name="ce71" table:formula="of:=[$Pellekoorne.H2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0]=0;[.I34]/[.C35];([.I33]-[.I5]-[.I7]-[.I9]-[.I11]-[.I13]-[.I15]-[.I17]-[.I19]-[.I21]-[.I23]-[.I25])/3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J27]-[.I2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Gutsche.G2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8]=0;[.L34]/[.C35];([.L33]-[.L5]-[.L7]-[.L9]-[.L11]-[.L13]-[.L15]-[.L17]-[.L19]-[.L21]-[.L23]-[.L25])/3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M27]-[.L2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Lapp.G2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0]=0;[.O34]/[.C35];([.O33]-[.O5]-[.O7]-[.O9]-[.O11]-[.O13]-[.O15]-[.O17]-[.O19]-[.O21]-[.O23]-[.O25])/3)" office:value-type="time" office:time-value="PT19H17M08.571428571S" calcext:value-type="time" table:number-columns-spanned="1" table:number-rows-spanned="2">
            <text:p>19:17:09</text:p>
          </table:table-cell>
          <table:table-cell table:style-name="ce88" table:formula="of:=[.P27]-[.O2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Martschenko.G2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0]=0;[.R34]/[.C35];([.R33]-[.R5]-[.R7]-[.R9]-[.R11]-[.R13]-[.R15]-[.R17]-[.R19]-[.R21]-[.R23]-[.R25])/3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S27]-[.R2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oboth.G2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0]=0;[.U34]/[.C35];([.U33]-[.U5]-[.U7]-[.U9]-[.U11]-[.U13]-[.U15]-[.U17]-[.U19]-[.U21]-[.U23]-[.U25])/3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V27]-[.U27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Stephan.G26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60]=0;[.X34]/[.C35];([.X33]-[.X5]-[.X7]-[.X9]-[.X11]-[.X13]-[.X15]-[.X17]-[.X19]-[.X21]-[.X23]-[.X25])/3)" office:value-type="time" office:time-value="PT19H17M08.571428571S" calcext:value-type="time" table:number-columns-spanned="1" table:number-rows-spanned="2">
            <text:p>19:17:09</text:p>
          </table:table-cell>
          <table:table-cell table:style-name="ce100" table:formula="of:=[.Y27]-[.X27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3" office:value-type="date" office:date-value="2024-07-16" calcext:value-type="date">
            <text:p>16.07.2024</text:p>
          </table:table-cell>
          <table:table-cell table:style-name="ce140" office:value-type="string" calcext:value-type="string" table:number-columns-spanned="1" table:number-rows-spanned="2">
            <text:p>Woche 13</text:p>
          </table:table-cell>
          <table:covered-table-cell table:style-name="ce149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89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covered-table-cell table:style-name="ce72"/>
          <table:covered-table-cell table:style-name="ce81"/>
          <table:covered-table-cell table:style-name="ce101"/>
          <table:table-cell table:number-columns-repeated="998"/>
        </table:table-row>
        <table:table-row table:style-name="ro3">
          <table:table-cell table:style-name="ce4" office:value-type="string" calcext:value-type="string">
            <text:p>Montag</text:p>
          </table:table-cell>
          <table:table-cell table:style-name="ce15" office:value-type="date" office:date-value="2024-07-20" calcext:value-type="date">
            <text:p>20.07.2024</text:p>
          </table:table-cell>
          <table:covered-table-cell table:style-name="ce140"/>
          <table:table-cell table:style-name="ce150" office:value-type="string" calcext:value-type="string" table:number-columns-spanned="1" table:number-rows-spanned="2">
            <text:p>Sprint 12</text:p>
          </table:table-cell>
          <table:table-cell table:style-name="ce30"/>
          <table:table-cell table:style-name="ce42"/>
          <table:table-cell table:style-name="ce51"/>
          <table:table-cell table:style-name="ce184" table:number-columns-spanned="1" table:number-rows-spanned="2"/>
          <table:table-cell table:style-name="ce69" table:formula="of:=[$Pellekoorne.H2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61]=0;[.I34]/[.C35];([.I33]-[.I5]-[.I7]-[.I9]-[.I11]-[.I13]-[.I15]-[.I17]-[.I19]-[.I21]-[.I23]-[.I25]-[.I27])/2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J29]-[.I2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Gutsche.G2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70]=0;[.L34]/[.C35];([.L33]-[.L5]-[.L7]-[.L9]-[.L11]-[.L13]-[.L15]-[.L17]-[.L19]-[.L21]-[.L23]-[.L25]-[.L27])/2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M29]-[.L2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Lapp.G2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61]=0;[.O34]/[.C35];([.O33]-[.O5]-[.O7]-[.O9]-[.O11]-[.O13]-[.O15]-[.O17]-[.O19]-[.O21]-[.O23]-[.O25]-[.O27])/2)" office:value-type="time" office:time-value="PT19H17M08.571428571S" calcext:value-type="time" table:number-columns-spanned="1" table:number-rows-spanned="2">
            <text:p>19:17:09</text:p>
          </table:table-cell>
          <table:table-cell table:style-name="ce86" table:formula="of:=[.P29]-[.O2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Martschenko.G2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61]=0;[.R34]/[.C35];([.R33]-[.R5]-[.R7]-[.R9]-[.R11]-[.R13]-[.R15]-[.R17]-[.R19]-[.R21]-[.R23]-[.R25]-[.R27])/2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S29]-[.R2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oboth.G2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61]=0;[.U34]/[.C35];([.U33]-[.U5]-[.U7]-[.U9]-[.U11]-[.U13]-[.U15]-[.U17]-[.U19]-[.U21]-[.U23]-[.U25]-[.U27])/2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V29]-[.U29]" office:value-type="time" office:time-value="PT19H17M08.571428571S" calcext:value-type="time" table:number-columns-spanned="1" table:number-rows-spanned="2">
            <text:p>19:17:09</text:p>
          </table:table-cell>
          <table:table-cell table:style-name="ce69" table:formula="of:=[$Stephan.G28]" office:value-type="time" office:time-value="PT00H00M00S" calcext:value-type="time" table:number-columns-spanned="1" table:number-rows-spanned="2">
            <text:p>0:00:00</text:p>
          </table:table-cell>
          <table:table-cell table:style-name="ce201" table:formula="of:=IF([.A61]=0;[.X34]/[.C35];([.X33]-[.X5]-[.X7]-[.X9]-[.X11]-[.X13]-[.X15]-[.X17]-[.X19]-[.X21]-[.X23]-[.X25]-[.X27])/2)" office:value-type="time" office:time-value="PT19H17M08.571428571S" calcext:value-type="time" table:number-columns-spanned="1" table:number-rows-spanned="2">
            <text:p>19:17:09</text:p>
          </table:table-cell>
          <table:table-cell table:style-name="ce98" table:formula="of:=[.Y29]-[.X29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Donnerstag</text:p>
          </table:table-cell>
          <table:table-cell table:style-name="ce14" office:value-type="date" office:date-value="2024-07-23" calcext:value-type="date">
            <text:p>23.07.2024</text:p>
          </table:table-cell>
          <table:table-cell table:style-name="ce140" office:value-type="string" calcext:value-type="string" table:number-columns-spanned="1" table:number-rows-spanned="2">
            <text:p>Woche 14</text:p>
          </table:table-cell>
          <table:covered-table-cell table:style-name="ce150"/>
          <table:table-cell table:style-name="ce33"/>
          <table:table-cell table:style-name="ce41"/>
          <table:table-cell table:style-name="ce53"/>
          <table:covered-table-cell table:style-name="ce184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87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covered-table-cell table:style-name="ce70"/>
          <table:covered-table-cell table:style-name="ce202"/>
          <table:covered-table-cell table:style-name="ce99"/>
          <table:table-cell table:number-columns-repeated="998"/>
        </table:table-row>
        <table:table-row table:style-name="ro3">
          <table:table-cell table:style-name="ce8" office:value-type="string" calcext:value-type="string">
            <text:p>Montag</text:p>
          </table:table-cell>
          <table:table-cell table:style-name="ce15" office:value-type="date" office:date-value="2024-07-27" calcext:value-type="date">
            <text:p>27.07.2024</text:p>
          </table:table-cell>
          <table:covered-table-cell table:style-name="ce140"/>
          <table:table-cell table:style-name="ce149" office:value-type="string" calcext:value-type="string" table:number-columns-spanned="1" table:number-rows-spanned="2">
            <text:p>Sprint 13</text:p>
          </table:table-cell>
          <table:table-cell table:style-name="ce30"/>
          <table:table-cell table:style-name="ce42"/>
          <table:table-cell table:style-name="ce51"/>
          <table:table-cell table:style-name="ce186" table:number-columns-spanned="1" table:number-rows-spanned="2"/>
          <table:table-cell table:style-name="ce71" table:formula="of:=[$Pellekoorne.H30]" office:value-type="time" office:time-value="PT00H00M00S" calcext:value-type="time" table:number-columns-spanned="1" table:number-rows-spanned="2">
            <text:p>0:00:00</text:p>
          </table:table-cell>
          <table:table-cell table:style-name="ce82" table:formula="of:=IF([.A62]=0;[.I34]/[.C35];([.I33]-[.I5]-[.I7]-[.I9]-[.I11]-[.I13]-[.I15]-[.I17]-[.I19]-[.I21]-[.I23]-[.I25]-[.I27]-[.I29])/1)" office:value-type="time" office:time-value="PT19H17M08.571428571S" calcext:value-type="time" table:number-columns-spanned="1" table:number-rows-spanned="2">
            <text:p>19:17:09</text:p>
          </table:table-cell>
          <table:table-cell table:style-name="ce90" table:formula="of:=[.J31]-[.I31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Gutsche.G30]" office:value-type="time" office:time-value="PT00H00M00S" calcext:value-type="time" table:number-columns-spanned="1" table:number-rows-spanned="2">
            <text:p>0:00:00</text:p>
          </table:table-cell>
          <table:table-cell table:style-name="ce203" table:formula="of:=IF([.A72]=0;[.L34]/[.C35];([.L33]-[.L5]-[.L7]-[.L9]-[.L11]-[.L13]-[.L15]-[.L17]-[.L19]-[.L21]-[.L23]-[.L25]-[.L27]-[.L29])/1)" office:value-type="time" office:time-value="PT19H17M08.571428571S" calcext:value-type="time" table:number-columns-spanned="1" table:number-rows-spanned="2">
            <text:p>19:17:09</text:p>
          </table:table-cell>
          <table:table-cell table:style-name="ce90" table:formula="of:=[.M31]-[.L31]" office:value-type="time" office:time-value="PT19H17M08.571428571S" calcext:value-type="time" table:number-columns-spanned="1" table:number-rows-spanned="2">
            <text:p>19:17:09</text:p>
          </table:table-cell>
          <table:table-cell table:style-name="ce71" table:formula="of:=[$Lapp.G30]" office:value-type="time" office:time-value="PT00H00M00S" calcext:value-type="time" table:number-columns-spanned="1" table:number-rows-spanned="2">
            <text:p>0:00:00</text:p>
          </table:table-cell>
          <table:table-cell table:style-name="ce82" table:formula="of:=IF([.A62]=0;[.O34]/[.C35];([.O33]-[.O5]-[.O7]-[.O9]-[.O11]-[.O13]-[.O15]-[.O17]-[.O19]-[.O21]-[.O23]-[.O25]-[.O27]-[.O29])/1)" office:value-type="time" office:time-value="PT19H17M08.571428571S" calcext:value-type="time" table:number-columns-spanned="1" table:number-rows-spanned="2">
            <text:p>19:17:09</text:p>
          </table:table-cell>
          <table:table-cell table:style-name="ce90" table:formula="of:=[.P31]-[.O31]" office:value-type="time" office:time-value="PT19H17M08.571428571S" calcext:value-type="time" table:number-columns-spanned="1" table:number-rows-spanned="2">
            <text:p>19:17:09</text:p>
          </table:table-cell>
          <table:table-cell table:style-name="ce93" table:formula="of:=[$Martschenko.G30]" office:value-type="time" office:time-value="PT00H00M00S" calcext:value-type="time" table:number-columns-spanned="1" table:number-rows-spanned="2">
            <text:p>0:00:00</text:p>
          </table:table-cell>
          <table:table-cell table:style-name="ce82" table:formula="of:=IF([.A62]=0;[.R34]/[.C35];([.R33]-[.R5]-[.R7]-[.R9]-[.R11]-[.R13]-[.R15]-[.R17]-[.R19]-[.R21]-[.R23]-[.R25]-[.R27]-[.R29])/1)" office:value-type="time" office:time-value="PT19H17M08.571428571S" calcext:value-type="time" table:number-columns-spanned="1" table:number-rows-spanned="2">
            <text:p>19:17:09</text:p>
          </table:table-cell>
          <table:table-cell table:style-name="ce102" table:formula="of:=[.S31]-[.R31]" office:value-type="time" office:time-value="PT19H17M08.571428571S" calcext:value-type="time" table:number-columns-spanned="1" table:number-rows-spanned="2">
            <text:p>19:17:09</text:p>
          </table:table-cell>
          <table:table-cell table:style-name="ce93" table:formula="of:=[$Soboth.G30]" office:value-type="time" office:time-value="PT00H00M00S" calcext:value-type="time" table:number-columns-spanned="1" table:number-rows-spanned="2">
            <text:p>0:00:00</text:p>
          </table:table-cell>
          <table:table-cell table:style-name="ce82" table:formula="of:=IF([.A62]=0;[.U34]/[.C35];([.U33]-[.U5]-[.U7]-[.U9]-[.U11]-[.U13]-[.U15]-[.U17]-[.U19]-[.U21]-[.U23]-[.U25]-[.U27]-[.U29])/1)" office:value-type="time" office:time-value="PT19H17M08.571428571S" calcext:value-type="time" table:number-columns-spanned="1" table:number-rows-spanned="2">
            <text:p>19:17:09</text:p>
          </table:table-cell>
          <table:table-cell table:style-name="ce102" table:formula="of:=[.V31]-[.U31]" office:value-type="time" office:time-value="PT19H17M08.571428571S" calcext:value-type="time" table:number-columns-spanned="1" table:number-rows-spanned="2">
            <text:p>19:17:09</text:p>
          </table:table-cell>
          <table:table-cell table:style-name="ce93" table:formula="of:=[$Stephan.G30]" office:value-type="time" office:time-value="PT00H00M00S" calcext:value-type="time" table:number-columns-spanned="1" table:number-rows-spanned="2">
            <text:p>0:00:00</text:p>
          </table:table-cell>
          <table:table-cell table:style-name="ce82" table:formula="of:=IF([.A62]=0;[.X34]/[.C35];([.X33]-[.X5]-[.X7]-[.X9]-[.X11]-[.X13]-[.X15]-[.X17]-[.X19]-[.X21]-[.X23]-[.X25]-[.X27]-[.X29])/1)" office:value-type="time" office:time-value="PT19H17M08.571428571S" calcext:value-type="time" table:number-columns-spanned="1" table:number-rows-spanned="2">
            <text:p>19:17:09</text:p>
          </table:table-cell>
          <table:table-cell table:style-name="ce102" table:formula="of:=[.Y31]-[.X31]" office:value-type="time" office:time-value="PT19H17M08.571428571S" calcext:value-type="time" table:number-columns-spanned="1" table:number-rows-spanned="2">
            <text:p>19:17:09</text:p>
          </table:table-cell>
          <table:table-cell table:number-columns-repeated="998"/>
        </table:table-row>
        <table:table-row table:style-name="ro5">
          <table:table-cell table:style-name="ce5" office:value-type="string" calcext:value-type="string">
            <text:p>Donnerstag</text:p>
          </table:table-cell>
          <table:table-cell table:style-name="ce13" office:value-type="date" office:date-value="2024-07-30" calcext:value-type="date">
            <text:p>30.07.2024</text:p>
          </table:table-cell>
          <table:table-cell table:style-name="ce142" office:value-type="string" calcext:value-type="string" table:number-columns-spanned="1" table:number-rows-spanned="2">
            <text:p>Woche 15</text:p>
          </table:table-cell>
          <table:covered-table-cell table:style-name="ce149"/>
          <table:table-cell table:style-name="ce39"/>
          <table:table-cell table:style-name="ce50"/>
          <table:table-cell table:style-name="ce57"/>
          <table:covered-table-cell table:style-name="ce186"/>
          <table:covered-table-cell table:style-name="ce72"/>
          <table:covered-table-cell table:style-name="ce83"/>
          <table:covered-table-cell table:style-name="ce91"/>
          <table:covered-table-cell table:style-name="ce72"/>
          <table:covered-table-cell table:style-name="ce81"/>
          <table:covered-table-cell table:style-name="ce91"/>
          <table:covered-table-cell table:style-name="ce72"/>
          <table:covered-table-cell table:style-name="ce83"/>
          <table:covered-table-cell table:style-name="ce91"/>
          <table:covered-table-cell table:style-name="ce94"/>
          <table:covered-table-cell table:style-name="ce83"/>
          <table:covered-table-cell table:style-name="ce103"/>
          <table:covered-table-cell table:style-name="ce94"/>
          <table:covered-table-cell table:style-name="ce83"/>
          <table:covered-table-cell table:style-name="ce103"/>
          <table:covered-table-cell table:style-name="ce94"/>
          <table:covered-table-cell table:style-name="ce83"/>
          <table:covered-table-cell table:style-name="ce103"/>
          <table:table-cell table:number-columns-repeated="998"/>
        </table:table-row>
        <table:table-row table:style-name="ro6">
          <table:table-cell table:style-name="ce9" office:value-type="string" calcext:value-type="string">
            <text:p>Montag</text:p>
          </table:table-cell>
          <table:table-cell table:style-name="ce16" office:value-type="date" office:date-value="2024-08-03" calcext:value-type="date">
            <text:p>03.08.2024</text:p>
          </table:table-cell>
          <table:covered-table-cell table:style-name="ce142"/>
          <table:table-cell table:style-name="ce28"/>
          <table:table-cell table:style-name="ce163" office:value-type="string" calcext:value-type="string" table:number-columns-spanned="2" table:number-rows-spanned="1">
            <text:p>Abschlusspräsentation</text:p>
          </table:table-cell>
          <table:covered-table-cell table:style-name="ce163"/>
          <table:table-cell/>
          <table:table-cell table:style-name="ce64" office:value-type="string" calcext:value-type="string">
            <text:p>Gesamt</text:p>
          </table:table-cell>
          <table:table-cell table:style-name="ce73" office:value-type="time" office:time-value="PT270H00M00S" calcext:value-type="time" table:number-columns-spanned="3" table:number-rows-spanned="1">
            <text:p>270:00:00</text:p>
          </table:table-cell>
          <table:covered-table-cell table:number-columns-repeated="2" table:style-name="ce84"/>
          <table:table-cell table:style-name="ce73" office:value-type="time" office:time-value="PT270H00M00S" calcext:value-type="time" table:number-columns-spanned="3" table:number-rows-spanned="1">
            <text:p>270:00:00</text:p>
          </table:table-cell>
          <table:covered-table-cell table:number-columns-repeated="2" table:style-name="ce84"/>
          <table:table-cell table:style-name="ce73" office:value-type="time" office:time-value="PT270H00M00S" calcext:value-type="time" table:number-columns-spanned="3" table:number-rows-spanned="1">
            <text:p>270:00:00</text:p>
          </table:table-cell>
          <table:covered-table-cell table:number-columns-repeated="2" table:style-name="ce84"/>
          <table:table-cell table:style-name="ce95" office:value-type="time" office:time-value="PT270H00M00S" calcext:value-type="time" table:number-columns-spanned="3" table:number-rows-spanned="1">
            <text:p>270:00:00</text:p>
          </table:table-cell>
          <table:covered-table-cell table:style-name="ce84"/>
          <table:covered-table-cell table:style-name="ce104"/>
          <table:table-cell table:style-name="ce95" office:value-type="time" office:time-value="PT270H00M00S" calcext:value-type="time" table:number-columns-spanned="3" table:number-rows-spanned="1">
            <text:p>270:00:00</text:p>
          </table:table-cell>
          <table:covered-table-cell table:style-name="ce84"/>
          <table:covered-table-cell table:style-name="ce104"/>
          <table:table-cell table:style-name="ce95" office:value-type="time" office:time-value="PT270H00M00S" calcext:value-type="time" table:number-columns-spanned="3" table:number-rows-spanned="1">
            <text:p>270:00:00</text:p>
          </table:table-cell>
          <table:covered-table-cell table:style-name="ce84"/>
          <table:covered-table-cell table:style-name="ce104"/>
          <table:table-cell table:number-columns-repeated="998"/>
        </table:table-row>
        <table:table-row table:style-name="ro8">
          <table:table-cell table:number-columns-repeated="7"/>
          <table:table-cell table:style-name="ce65" office:value-type="string" calcext:value-type="string">
            <text:p>Restzeit</text:p>
          </table:table-cell>
          <table:table-cell table:style-name="ce74" table:formula="of:=IF(COUNTIF([.A49:.A62];1)=0;[.I33];IF(COUNTIF([.A49:.A62];1)=1;[.I33]-[.I5];IF(COUNTIF([.A49:.A62];1)=2;[.I33]-[.I5]-[.I7];IF(COUNTIF([.A49:.A62];1) = 3;[.I33]-[.I5]-[.I7]-[.I9];IF(COUNTIF([.A49:.A62];1)=4;[.I33]-[.I5]-[.I7]-[.I9]-[.I11];IF(COUNTIF([.A49:.A62];1) = 5;[.I33]-[.I5]-[.I7]-[.I9]-[.I11]-[.I13];IF(COUNTIF([.A49:.A62];1) = 6;[.I33]-[.I5]-[.I7]-[.I9]-[.I11]-[.I13]-[.I15];IF(COUNTIF([.A49:.A62];1) = 7;[.I33]-[.I5]-[.I7]-[.I9]-[.I11]-[.I13]-[.I15]-[.I17];IF(COUNTIF([.A49:.A62];1) = 8;[.I33]-[.I5]-[.I7]-[.I9]-[.I11]-[.I13]-[.I15]-[.I17]-[.I19];IF(COUNTIF([.A49:.A62];1) = 9;[.I33]-[.I5]-[.I7]-[.I9]-[.I11]-[.I13]-[.I15]-[.I17]-[.I19]-[.I21];IF(COUNTIF([.A49:.A62];1) = 10;[.I33]-[.I5]-[.I7]-[.I9]-[.I11]-[.I13]-[.I15]-[.I17]-[.I19]-[.I21]-[.I23];IF(COUNTIF([.A49:.A62];1) = 11;[.I33]-[.I5]-[.I7]-[.I9]-[.I11]-[.I13]-[.I15]-[.I17]-[.I19]-[.I21]-[.I23]-[.I25];IF(COUNTIF([.A49:.A62];1) = 12;[.I33]-[.I5]-[.I7]-[.I9]-[.I11]-[.I13]-[.I15]-[.I17]-[.I19]-[.I21]-[.I23]-[.I25]-[.I27];IF(COUNTIF([.A49:.A62];1) = 13;[.I33]-[.I5]-[.I7]-[.I9]-[.I11]-[.I13]-[.I15]-[.I17]-[.I19]-[.I21]-[.I23]-[.I25]-[.I27]-[.I29];IF(COUNTIF([.A49:.A62];1) = 14;[.I33]-[.I5]-[.I7]-[.I9]-[.I11]-[.I13]-[.I15]-[.I17]-[.I19]-[.I21]-[.I23]-[.I25]-[.I27]-[.I29]-[.I31];&quot;falsche Eingabe&quot;)))))))))))))))" office:value-type="time" office:time-value="PT270H00M00S" calcext:value-type="time" table:number-columns-spanned="3" table:number-rows-spanned="1">
            <text:p>270:00:00</text:p>
          </table:table-cell>
          <table:covered-table-cell table:number-columns-repeated="2" table:style-name="ce85"/>
          <table:table-cell table:style-name="ce74" table:formula="of:=IF(COUNTIF([.D49:.D62];1)=0;[.L33];IF(COUNTIF([.D49:.D62];1)=1;[.L33]-[.L5];IF(COUNTIF([.D49:.D62];1)=2;[.L33]-[.L5]-[.L7];IF(COUNTIF([.D49:.D62];1) = 3;[.L33]-[.L5]-[.L7]-[.L9];IF(COUNTIF([.D49:.D62];1)=4;[.L33]-[.L5]-[.L7]-[.L9]-[.L11];IF(COUNTIF([.D49:.D62];1) = 5;[.L33]-[.L5]-[.L7]-[.L9]-[.L11]-[.L13];IF(COUNTIF([.D49:.D62];1) = 6;[.L33]-[.L5]-[.L7]-[.L9]-[.L11]-[.L13]-[.L15];IF(COUNTIF([.D49:.D62];1) = 7;[.L33]-[.L5]-[.L7]-[.L9]-[.L11]-[.L13]-[.L15]-[.L17];IF(COUNTIF([.D49:.D62];1) = 8;[.L33]-[.L5]-[.L7]-[.L9]-[.L11]-[.L13]-[.L15]-[.L17]-[.L19];IF(COUNTIF([.D49:.D62];1) = 9;[.L33]-[.L5]-[.L7]-[.L9]-[.L11]-[.L13]-[.L15]-[.L17]-[.L19]-[.L21];IF(COUNTIF([.D49:.D62];1) = 10;[.L33]-[.L5]-[.L7]-[.L9]-[.L11]-[.L13]-[.L15]-[.L17]-[.L19]-[.L21]-[.L23];IF(COUNTIF([.D49:.D62];1) = 11;[.L33]-[.L5]-[.L7]-[.L9]-[.L11]-[.L13]-[.L15]-[.L17]-[.L19]-[.L21]-[.L23]-[.L25];IF(COUNTIF([.D49:.D62];1) = 12;[.L33]-[.L5]-[.L7]-[.L9]-[.L11]-[.L13]-[.L15]-[.L17]-[.L19]-[.L21]-[.L23]-[.L25]-[.L27];IF(COUNTIF([.D49:.D62];1) = 13;[.L33]-[.L5]-[.L7]-[.L9]-[.L11]-[.L13]-[.L15]-[.L17]-[.L19]-[.L21]-[.L23]-[.L25]-[.L27]-[.L29];IF(COUNTIF([.D49:.D62];1) = 14;[.L33]-[.L5]-[.L7]-[.L9]-[.L11]-[.L13]-[.L15]-[.L17]-[.L19]-[.L21]-[.L23]-[.L25]-[.L27]-[.L29]-[.L31];&quot;falsche Eingabe&quot;)))))))))))))))" office:value-type="time" office:time-value="PT270H00M00S" calcext:value-type="time" table:number-columns-spanned="3" table:number-rows-spanned="1">
            <text:p>270:00:00</text:p>
          </table:table-cell>
          <table:covered-table-cell table:number-columns-repeated="2" table:style-name="ce85"/>
          <table:table-cell table:style-name="ce74" table:formula="of:=IF(COUNTIF([.G49:.G62];1)=0;[.O33];IF(COUNTIF([.G49:.G62];1)=1;[.O33]-[.O5];IF(COUNTIF([.G49:.G62];1)=2;[.O33]-[.O5]-[.O7];IF(COUNTIF([.G49:.G62];1) = 3;[.O33]-[.O5]-[.O7]-[.O9];IF(COUNTIF([.G49:.G62];1)=4;[.O33]-[.O5]-[.O7]-[.O9]-[.O11];IF(COUNTIF([.G49:.G62];1) = 5;[.O33]-[.O5]-[.O7]-[.O9]-[.O11]-[.O13];IF(COUNTIF([.G49:.G62];1) = 6;[.O33]-[.O5]-[.O7]-[.O9]-[.O11]-[.O13]-[.O15];IF(COUNTIF([.G49:.G62];1) = 7;[.O33]-[.O5]-[.O7]-[.O9]-[.O11]-[.O13]-[.O15]-[.O17];IF(COUNTIF([.G49:.G62];1) = 8;[.O33]-[.O5]-[.O7]-[.O9]-[.O11]-[.O13]-[.O15]-[.O17]-[.O19];IF(COUNTIF([.G49:.G62];1) = 9;[.O33]-[.O5]-[.O7]-[.O9]-[.O11]-[.O13]-[.O15]-[.O17]-[.O19]-[.O21];IF(COUNTIF([.G49:.G62];1) = 10;[.O33]-[.O5]-[.O7]-[.O9]-[.O11]-[.O13]-[.O15]-[.O17]-[.O19]-[.O21]-[.O23];IF(COUNTIF([.G49:.G62];1) = 11;[.O33]-[.O5]-[.O7]-[.O9]-[.O11]-[.O13]-[.O15]-[.O17]-[.O19]-[.O21]-[.O23]-[.O25];IF(COUNTIF([.G49:.G62];1) = 12;[.O33]-[.O5]-[.O7]-[.O9]-[.O11]-[.O13]-[.O15]-[.O17]-[.O19]-[.O21]-[.O23]-[.O25]-[.O27];IF(COUNTIF([.G49:.G62];1) = 13;[.O33]-[.O5]-[.O7]-[.O9]-[.O11]-[.O13]-[.O15]-[.O17]-[.O19]-[.O21]-[.O23]-[.O25]-[.O27]-[.O29];IF(COUNTIF([.G49:.G62];1) = 14;[.O33]-[.O5]-[.O7]-[.O9]-[.O11]-[.O13]-[.O15]-[.O17]-[.O19]-[.O21]-[.O23]-[.O25]-[.O27]-[.O29]-[.O31];&quot;falsche Eingabe&quot;)))))))))))))))" office:value-type="time" office:time-value="PT270H00M00S" calcext:value-type="time" table:number-columns-spanned="3" table:number-rows-spanned="1">
            <text:p>270:00:00</text:p>
          </table:table-cell>
          <table:covered-table-cell table:number-columns-repeated="2" table:style-name="ce85"/>
          <table:table-cell table:style-name="ce96" table:formula="of:=IF(COUNTIF([.J49:.J62];1)=0;[.R33];IF(COUNTIF([.J49:.J62];1)=1;[.R33]-[.R5];IF(COUNTIF([.J49:.J62];1)=2;[.R33]-[.R5]-[.R7];IF(COUNTIF([.J49:.J62];1) = 3;[.R33]-[.R5]-[.R7]-[.R9];IF(COUNTIF([.J49:.J62];1)=4;[.R33]-[.R5]-[.R7]-[.R9]-[.R11];IF(COUNTIF([.J49:.J62];1) = 5;[.R33]-[.R5]-[.R7]-[.R9]-[.R11]-[.R13];IF(COUNTIF([.J49:.J62];1) = 6;[.R33]-[.R5]-[.R7]-[.R9]-[.R11]-[.R13]-[.R15];IF(COUNTIF([.J49:.J62];1) = 7;[.R33]-[.R5]-[.R7]-[.R9]-[.R11]-[.R13]-[.R15]-[.R17];IF(COUNTIF([.J49:.J62];1) = 8;[.R33]-[.R5]-[.R7]-[.R9]-[.R11]-[.R13]-[.R15]-[.R17]-[.R19];IF(COUNTIF([.J49:.J62];1) = 9;[.R33]-[.R5]-[.R7]-[.R9]-[.R11]-[.R13]-[.R15]-[.R17]-[.R19]-[.R21];IF(COUNTIF([.J49:.J62];1) = 10;[.R33]-[.R5]-[.R7]-[.R9]-[.R11]-[.R13]-[.R15]-[.R17]-[.R19]-[.R21]-[.R23];IF(COUNTIF([.J49:.J62];1) = 11;[.R33]-[.R5]-[.R7]-[.R9]-[.R11]-[.R13]-[.R15]-[.R17]-[.R19]-[.R21]-[.R23]-[.R25];IF(COUNTIF([.J49:.J62];1) = 12;[.R33]-[.R5]-[.R7]-[.R9]-[.R11]-[.R13]-[.R15]-[.R17]-[.R19]-[.R21]-[.R23]-[.R25]-[.R27];IF(COUNTIF([.J49:.J62];1) = 13;[.R33]-[.R5]-[.R7]-[.R9]-[.R11]-[.R13]-[.R15]-[.R17]-[.R19]-[.R21]-[.R23]-[.R25]-[.R27]-[.R29];IF(COUNTIF([.J49:.J62];1) = 14;[.R33]-[.R5]-[.R7]-[.R9]-[.R11]-[.R13]-[.R15]-[.R17]-[.R19]-[.R21]-[.R23]-[.R25]-[.R27]-[.R29]-[.R31];&quot;falsche Eingabe&quot;)))))))))))))))" office:value-type="time" office:time-value="PT270H00M00S" calcext:value-type="time" table:number-columns-spanned="3" table:number-rows-spanned="1">
            <text:p>270:00:00</text:p>
          </table:table-cell>
          <table:covered-table-cell table:style-name="ce85"/>
          <table:covered-table-cell table:style-name="ce105"/>
          <table:table-cell table:style-name="ce96" table:formula="of:=IF(COUNTIF([.M49:.M62];1)=0;[.U33];IF(COUNTIF([.M49:.M62];1)=1;[.U33]-[.U5];IF(COUNTIF([.M49:.M62];1)=2;[.U33]-[.U5]-[.U7];IF(COUNTIF([.M49:.M62];1) = 3;[.U33]-[.U5]-[.U7]-[.U9];IF(COUNTIF([.M49:.M62];1)=4;[.U33]-[.U5]-[.U7]-[.U9]-[.U11];IF(COUNTIF([.M49:.M62];1) = 5;[.U33]-[.U5]-[.U7]-[.U9]-[.U11]-[.U13];IF(COUNTIF([.M49:.M62];1) = 6;[.U33]-[.U5]-[.U7]-[.U9]-[.U11]-[.U13]-[.U15];IF(COUNTIF([.M49:.M62];1) = 7;[.U33]-[.U5]-[.U7]-[.U9]-[.U11]-[.U13]-[.U15]-[.U17];IF(COUNTIF([.M49:.M62];1) = 8;[.U33]-[.U5]-[.U7]-[.U9]-[.U11]-[.U13]-[.U15]-[.U17]-[.U19];IF(COUNTIF([.M49:.M62];1) = 9;[.U33]-[.U5]-[.U7]-[.U9]-[.U11]-[.U13]-[.U15]-[.U17]-[.U19]-[.U21];IF(COUNTIF([.M49:.M62];1) = 10;[.U33]-[.U5]-[.U7]-[.U9]-[.U11]-[.U13]-[.U15]-[.U17]-[.U19]-[.U21]-[.U23];IF(COUNTIF([.M49:.M62];1) = 11;[.U33]-[.U5]-[.U7]-[.U9]-[.U11]-[.U13]-[.U15]-[.U17]-[.U19]-[.U21]-[.U23]-[.U25];IF(COUNTIF([.M49:.M62];1) = 12;[.U33]-[.U5]-[.U7]-[.U9]-[.U11]-[.U13]-[.U15]-[.U17]-[.U19]-[.U21]-[.U23]-[.U25]-[.U27];IF(COUNTIF([.M49:.M62];1) = 13;[.U33]-[.U5]-[.U7]-[.U9]-[.U11]-[.U13]-[.U15]-[.U17]-[.U19]-[.U21]-[.U23]-[.U25]-[.U27]-[.U29];IF(COUNTIF([.M49:.M62];1) = 14;[.U33]-[.U5]-[.U7]-[.U9]-[.U11]-[.U13]-[.U15]-[.U17]-[.U19]-[.U21]-[.U23]-[.U25]-[.U27]-[.U29]-[.U31];&quot;falsche Eingabe&quot;)))))))))))))))" office:value-type="time" office:time-value="PT270H00M00S" calcext:value-type="time" table:number-columns-spanned="3" table:number-rows-spanned="1">
            <text:p>270:00:00</text:p>
          </table:table-cell>
          <table:covered-table-cell table:style-name="ce85"/>
          <table:covered-table-cell table:style-name="ce105"/>
          <table:table-cell table:style-name="ce96" table:formula="of:=IF(COUNTIF([.P49:.P62];1)=0;[.X33];IF(COUNTIF([.P49:.P62];1)=1;[.X33]-[.X5];IF(COUNTIF([.P49:.P62];1)=2;[.X33]-[.X5]-[.X7];IF(COUNTIF([.P49:.P62];1) = 3;[.X33]-[.X5]-[.X7]-[.X9];IF(COUNTIF([.P49:.P62];1)=4;[.X33]-[.X5]-[.X7]-[.X9]-[.X11];IF(COUNTIF([.P49:.P62];1) = 5;[.X33]-[.X5]-[.X7]-[.X9]-[.X11]-[.X13];IF(COUNTIF([.P49:.P62];1) = 6;[.X33]-[.X5]-[.X7]-[.X9]-[.X11]-[.X13]-[.X15];IF(COUNTIF([.P49:.P62];1) = 7;[.X33]-[.X5]-[.X7]-[.X9]-[.X11]-[.X13]-[.X15]-[.X17];IF(COUNTIF([.P49:.P62];1) = 8;[.X33]-[.X5]-[.X7]-[.X9]-[.X11]-[.X13]-[.X15]-[.X17]-[.X19];IF(COUNTIF([.P49:.P62];1) = 9;[.X33]-[.X5]-[.X7]-[.X9]-[.X11]-[.X13]-[.X15]-[.X17]-[.X19]-[.X21];IF(COUNTIF([.P49:.P62];1) = 10;[.X33]-[.X5]-[.X7]-[.X9]-[.X11]-[.X13]-[.X15]-[.X17]-[.X19]-[.X21]-[.X23];IF(COUNTIF([.P49:.P62];1) = 11;[.X33]-[.X5]-[.X7]-[.X9]-[.X11]-[.X13]-[.X15]-[.X17]-[.X19]-[.X21]-[.X23]-[.X25];IF(COUNTIF([.P49:.P62];1) = 12;[.X33]-[.X5]-[.X7]-[.X9]-[.X11]-[.X13]-[.X15]-[.X17]-[.X19]-[.X21]-[.X23]-[.X25]-[.X27];IF(COUNTIF([.P49:.P62];1) = 13;[.X33]-[.X5]-[.X7]-[.X9]-[.X11]-[.X13]-[.X15]-[.X17]-[.X19]-[.X21]-[.X23]-[.X25]-[.X27]-[.X29];IF(COUNTIF([.P49:.P62];1) = 14;[.X33]-[.X5]-[.X7]-[.X9]-[.X11]-[.X13]-[.X15]-[.X17]-[.X19]-[.X21]-[.X23]-[.X25]-[.X27]-[.X29]-[.X31];&quot;falsche Eingabe&quot;)))))))))))))))" office:value-type="time" office:time-value="PT270H00M00S" calcext:value-type="time" table:number-columns-spanned="3" table:number-rows-spanned="1">
            <text:p>270:00:00</text:p>
          </table:table-cell>
          <table:covered-table-cell table:style-name="ce85"/>
          <table:covered-table-cell table:style-name="ce105"/>
          <table:table-cell table:number-columns-repeated="998"/>
        </table:table-row>
        <table:table-row table:style-name="ro9">
          <table:table-cell table:style-name="ce132" office:value-type="string" calcext:value-type="string" table:number-columns-spanned="2" table:number-rows-spanned="2">
            <text:p>Verbleibende Wochen</text:p>
          </table:table-cell>
          <table:covered-table-cell table:style-name="ce132"/>
          <table:table-cell table:style-name="ce22" table:formula="of:=COUNTIF([.A49:.A62];0)" office:value-type="float" office:value="14" calcext:value-type="float" table:number-columns-spanned="1" table:number-rows-spanned="2">
            <text:p>14</text:p>
          </table:table-cell>
          <table:table-cell table:number-columns-repeated="4"/>
          <table:table-cell table:style-name="ce66"/>
          <table:table-cell table:style-name="ce198" table:number-columns-spanned="3" table:number-rows-spanned="1"/>
          <table:covered-table-cell table:number-columns-repeated="2" table:style-name="ce198"/>
          <table:table-cell table:number-columns-repeated="1013"/>
        </table:table-row>
        <table:table-row table:style-name="ro3">
          <table:covered-table-cell table:number-columns-repeated="2" table:style-name="ce132"/>
          <table:covered-table-cell table:style-name="ce22"/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"/>
          <table:table-cell table:style-name="ce41"/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133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>
          <table:table-cell table:style-name="ce133" table:formula="of:=FALSE()" office:value-type="boolean" office:boolean-value="false" calcext:value-type="boolean">
            <text:p>FALSCH</text:p>
          </table:table-cell>
          <table:table-cell table:number-columns-repeated="1023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llekoorne" table:style-name="ta2">
        <table:table-column table:style-name="co2" table:number-columns-repeated="1024" table:default-cell-style-name="Default"/>
        <table:table-row table:style-name="ro7">
          <table:table-cell table:style-name="ce230" office:value-type="string" calcext:value-type="string" table:number-columns-spanned="3" table:number-rows-spanned="1">
            <text:p>Pellekoorne, Timon</text:p>
          </table:table-cell>
          <table:covered-table-cell table:number-columns-repeated="2" table:style-name="ce23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style-name="ce236" office:value-type="string" calcext:value-type="string">
            <text:p>Entwicklung</text:p>
          </table:table-cell>
          <table:table-cell table:style-name="ce236" office:value-type="string" calcext:value-type="string">
            <text:p>Testen</text:p>
          </table:table-cell>
          <table:table-cell table:style-name="ce237" office:value-type="string" calcext:value-type="string">
            <text:p>Recherche</text:p>
          </table:table-cell>
          <table:table-cell table:style-name="ce238" office:value-type="string" calcext:value-type="string">
            <text:p>Organisation</text:p>
          </table:table-cell>
          <table:table-cell table:style-name="ce239" office:value-type="string" calcext:value-type="string">
            <text:p>Meeting</text:p>
          </table:table-cell>
          <table:table-cell table:style-name="ce240" office:value-type="string" calcext:value-type="string">
            <text:p>Gesamt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 table:number-columns-spanned="1" table:number-rows-spanned="2">
            <text:p>Planung</text:p>
          </table:table-cell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office:value-type="time" office:time-value="PT02H00M00S" calcext:value-type="time" table:number-columns-spanned="1" table:number-rows-spanned="2">
            <text:p>2:00:00</text:p>
          </table:table-cell>
          <table:table-cell table:style-name="ce202" office:value-type="time" office:time-value="PT04H00M00S" calcext:value-type="time" table:number-columns-spanned="1" table:number-rows-spanned="2">
            <text:p>4:00:00</text:p>
          </table:table-cell>
          <table:table-cell table:style-name="ce201" office:value-type="time" office:time-value="PT07H00M00S" calcext:value-type="time" table:number-columns-spanned="1" table:number-rows-spanned="2">
            <text:p>7:00:00</text:p>
          </table:table-cell>
          <table:table-cell table:style-name="ce241" table:formula="of:=SUM([.C4:.G5])" office:value-type="time" office:time-value="PT13H00M00S" calcext:value-type="time" table:number-columns-spanned="1" table:number-rows-spanned="2">
            <text:p>13:00:00</text:p>
          </table:table-cell>
          <table:table-cell table:number-columns-repeated="1016"/>
        </table:table-row>
        <table:table-row table:style-name="ro3">
          <table:table-cell/>
          <table:covered-table-cell table:style-name="ce234"/>
          <table:covered-table-cell table:number-columns-repeated="5" table:style-name="ce201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6:.G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8:.G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0:.G1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4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2:.G1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5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4:.G1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6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6:.G1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7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8:.G1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8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0:.G2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9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2:.G2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0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4:.G2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6:.G2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8:.G2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30:.G3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6"/>
        </table:table-row>
        <table:table-row table:style-name="ro3">
          <table:table-cell/>
          <table:covered-table-cell table:style-name="ce235"/>
          <table:covered-table-cell table:number-columns-repeated="5" table:style-name="ce203"/>
          <table:covered-table-cell table:style-name="ce241"/>
          <table:table-cell table:number-columns-repeated="1016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tsche" table:style-name="ta3">
        <table:table-column table:style-name="co2" table:number-columns-repeated="1024" table:default-cell-style-name="Default"/>
        <table:table-row table:style-name="ro7">
          <table:table-cell table:style-name="ce230" office:value-type="string" calcext:value-type="string" table:number-columns-spanned="3" table:number-rows-spanned="1">
            <text:p>Gutsche, Tanja</text:p>
          </table:table-cell>
          <table:covered-table-cell table:number-columns-repeated="2" table:style-name="ce23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style-name="ce236" office:value-type="string" calcext:value-type="string">
            <text:p>Entwicklung</text:p>
          </table:table-cell>
          <table:table-cell table:style-name="ce236" office:value-type="string" calcext:value-type="string">
            <text:p>Testen</text:p>
          </table:table-cell>
          <table:table-cell table:style-name="ce236" office:value-type="string" calcext:value-type="string">
            <text:p>Recherche</text:p>
          </table:table-cell>
          <table:table-cell table:style-name="ce236" office:value-type="string" calcext:value-type="string">
            <text:p>Meeting</text:p>
          </table:table-cell>
          <table:table-cell table:style-name="ce240" office:value-type="string" calcext:value-type="string">
            <text:p>Gesamt</text:p>
          </table:table-cell>
          <table:table-cell table:number-columns-repeated="1017"/>
        </table:table-row>
        <table:table-row table:style-name="ro3">
          <table:table-cell/>
          <table:table-cell table:style-name="ce233" office:value-type="string" calcext:value-type="string" table:number-columns-spanned="1" table:number-rows-spanned="2">
            <text:p>Planung</text:p>
          </table:table-cell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office:value-type="time" office:time-value="PT08H15M00S" calcext:value-type="time" table:number-columns-spanned="1" table:number-rows-spanned="2">
            <text:p>8:15:00</text:p>
          </table:table-cell>
          <table:table-cell table:style-name="ce201" office:value-type="time" office:time-value="PT07H00M00S" calcext:value-type="time" table:number-columns-spanned="1" table:number-rows-spanned="2">
            <text:p>7:00:00</text:p>
          </table:table-cell>
          <table:table-cell table:style-name="ce241" table:formula="of:=SUM([.C4:.F5])" office:value-type="time" office:time-value="PT15H15M00S" calcext:value-type="time" table:number-columns-spanned="1" table:number-rows-spanned="2">
            <text:p>15:15:00</text:p>
          </table:table-cell>
          <table:table-cell table:number-columns-repeated="1017"/>
        </table:table-row>
        <table:table-row table:style-name="ro3">
          <table:table-cell/>
          <table:covered-table-cell table:style-name="ce234"/>
          <table:covered-table-cell table:number-columns-repeated="4" table:style-name="ce201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6:.F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8:.F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0:.F1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4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2:.F1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5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4:.F1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6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6:.F1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7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8:.F1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8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0:.F2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9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2:.F2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0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4:.F2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6:.F2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8:.F2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30:.F3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pp" table:style-name="ta4">
        <table:table-column table:style-name="co2" table:number-columns-repeated="1024" table:default-cell-style-name="Default"/>
        <table:table-row table:style-name="ro7">
          <table:table-cell table:style-name="ce230" office:value-type="string" calcext:value-type="string" table:number-columns-spanned="3" table:number-rows-spanned="1">
            <text:p>Lapp, Jannik</text:p>
          </table:table-cell>
          <table:covered-table-cell table:number-columns-repeated="2" table:style-name="ce23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style-name="ce236" office:value-type="string" calcext:value-type="string">
            <text:p>Entwicklung</text:p>
          </table:table-cell>
          <table:table-cell table:style-name="ce236" office:value-type="string" calcext:value-type="string">
            <text:p>Testen</text:p>
          </table:table-cell>
          <table:table-cell table:style-name="ce236" office:value-type="string" calcext:value-type="string">
            <text:p>Recherche</text:p>
          </table:table-cell>
          <table:table-cell table:style-name="ce236" office:value-type="string" calcext:value-type="string">
            <text:p>Meeting</text:p>
          </table:table-cell>
          <table:table-cell table:style-name="ce240" office:value-type="string" calcext:value-type="string">
            <text:p>Gesamt</text:p>
          </table:table-cell>
          <table:table-cell table:number-columns-repeated="1017"/>
        </table:table-row>
        <table:table-row table:style-name="ro3">
          <table:table-cell/>
          <table:table-cell table:style-name="ce233" office:value-type="string" calcext:value-type="string" table:number-columns-spanned="1" table:number-rows-spanned="2">
            <text:p>Planung</text:p>
          </table:table-cell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office:value-type="time" office:time-value="PT04H00M00S" calcext:value-type="time" table:number-columns-spanned="1" table:number-rows-spanned="2">
            <text:p>4:00:00</text:p>
          </table:table-cell>
          <table:table-cell table:style-name="ce201" office:value-type="time" office:time-value="PT07H00M00S" calcext:value-type="time" table:number-columns-spanned="1" table:number-rows-spanned="2">
            <text:p>7:00:00</text:p>
          </table:table-cell>
          <table:table-cell table:style-name="ce241" table:formula="of:=SUM([.C4:.F5])" office:value-type="time" office:time-value="PT11H00M00S" calcext:value-type="time" table:number-columns-spanned="1" table:number-rows-spanned="2">
            <text:p>11:00:00</text:p>
          </table:table-cell>
          <table:table-cell table:number-columns-repeated="1017"/>
        </table:table-row>
        <table:table-row table:style-name="ro3">
          <table:table-cell/>
          <table:covered-table-cell table:style-name="ce234"/>
          <table:covered-table-cell table:number-columns-repeated="4" table:style-name="ce201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6:.F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8:.F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0:.F1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4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2:.F1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5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4:.F1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6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6:.F1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7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8:.F1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8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0:.F2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9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2:.F2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0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4:.F2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6:.F2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8:.F2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30:.F3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tschenko" table:style-name="ta5">
        <table:table-column table:style-name="co2" table:number-columns-repeated="1024" table:default-cell-style-name="Default"/>
        <table:table-row table:style-name="ro7">
          <table:table-cell table:style-name="ce230" office:value-type="string" calcext:value-type="string" table:number-columns-spanned="3" table:number-rows-spanned="1">
            <text:p>Martschenko, David</text:p>
          </table:table-cell>
          <table:covered-table-cell table:number-columns-repeated="2" table:style-name="ce23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style-name="ce236" office:value-type="string" calcext:value-type="string">
            <text:p>Entwicklung</text:p>
          </table:table-cell>
          <table:table-cell table:style-name="ce236" office:value-type="string" calcext:value-type="string">
            <text:p>Testen</text:p>
          </table:table-cell>
          <table:table-cell table:style-name="ce236" office:value-type="string" calcext:value-type="string">
            <text:p>Recherche</text:p>
          </table:table-cell>
          <table:table-cell table:style-name="ce236" office:value-type="string" calcext:value-type="string">
            <text:p>Meeting</text:p>
          </table:table-cell>
          <table:table-cell table:style-name="ce240" office:value-type="string" calcext:value-type="string">
            <text:p>Gesamt</text:p>
          </table:table-cell>
          <table:table-cell table:number-columns-repeated="1017"/>
        </table:table-row>
        <table:table-row table:style-name="ro3">
          <table:table-cell/>
          <table:table-cell table:style-name="ce233" office:value-type="string" calcext:value-type="string" table:number-columns-spanned="1" table:number-rows-spanned="2">
            <text:p>Planung</text:p>
          </table:table-cell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office:value-type="time" office:time-value="PT04H00M00S" calcext:value-type="time" table:number-columns-spanned="1" table:number-rows-spanned="2">
            <text:p>4:00:00</text:p>
          </table:table-cell>
          <table:table-cell table:style-name="ce201" office:value-type="time" office:time-value="PT07H00M00S" calcext:value-type="time" table:number-columns-spanned="1" table:number-rows-spanned="2">
            <text:p>7:00:00</text:p>
          </table:table-cell>
          <table:table-cell table:style-name="ce241" table:formula="of:=SUM([.C4:.F5])" office:value-type="time" office:time-value="PT11H00M00S" calcext:value-type="time" table:number-columns-spanned="1" table:number-rows-spanned="2">
            <text:p>11:00:00</text:p>
          </table:table-cell>
          <table:table-cell table:number-columns-repeated="1017"/>
        </table:table-row>
        <table:table-row table:style-name="ro3">
          <table:table-cell/>
          <table:covered-table-cell table:style-name="ce234"/>
          <table:covered-table-cell table:number-columns-repeated="4" table:style-name="ce201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6:.F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8:.F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0:.F1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4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2:.F1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5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4:.F1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6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6:.F1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7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8:.F1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8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0:.F2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9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2:.F2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0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4:.F2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6:.F2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8:.F2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30:.F3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both" table:style-name="ta6">
        <table:table-column table:style-name="co2" table:number-columns-repeated="1024" table:default-cell-style-name="Default"/>
        <table:table-row table:style-name="ro7">
          <table:table-cell table:style-name="ce230" office:value-type="string" calcext:value-type="string" table:number-columns-spanned="3" table:number-rows-spanned="1">
            <text:p>Soboth, Lisa</text:p>
          </table:table-cell>
          <table:covered-table-cell table:number-columns-repeated="2" table:style-name="ce23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style-name="ce236" office:value-type="string" calcext:value-type="string">
            <text:p>Entwicklung</text:p>
          </table:table-cell>
          <table:table-cell table:style-name="ce236" office:value-type="string" calcext:value-type="string">
            <text:p>Testen</text:p>
          </table:table-cell>
          <table:table-cell table:style-name="ce236" office:value-type="string" calcext:value-type="string">
            <text:p>Recherche</text:p>
          </table:table-cell>
          <table:table-cell table:style-name="ce236" office:value-type="string" calcext:value-type="string">
            <text:p>Meeting</text:p>
          </table:table-cell>
          <table:table-cell table:style-name="ce240" office:value-type="string" calcext:value-type="string">
            <text:p>Gesamt</text:p>
          </table:table-cell>
          <table:table-cell table:number-columns-repeated="1017"/>
        </table:table-row>
        <table:table-row table:style-name="ro3">
          <table:table-cell/>
          <table:table-cell table:style-name="ce233" office:value-type="string" calcext:value-type="string" table:number-columns-spanned="1" table:number-rows-spanned="2">
            <text:p>Planung</text:p>
          </table:table-cell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office:value-type="time" office:time-value="PT02H30M00S" calcext:value-type="time" table:number-columns-spanned="1" table:number-rows-spanned="2">
            <text:p>2:30:00</text:p>
          </table:table-cell>
          <table:table-cell table:style-name="ce201" office:value-type="time" office:time-value="PT07H00M00S" calcext:value-type="time" table:number-columns-spanned="1" table:number-rows-spanned="2">
            <text:p>7:00:00</text:p>
          </table:table-cell>
          <table:table-cell table:style-name="ce241" table:formula="of:=SUM([.C4:.F5])" office:value-type="time" office:time-value="PT09H30M00S" calcext:value-type="time" table:number-columns-spanned="1" table:number-rows-spanned="2">
            <text:p>9:30:00</text:p>
          </table:table-cell>
          <table:table-cell table:number-columns-repeated="1017"/>
        </table:table-row>
        <table:table-row table:style-name="ro3">
          <table:table-cell/>
          <table:covered-table-cell table:style-name="ce234"/>
          <table:covered-table-cell table:number-columns-repeated="4" table:style-name="ce201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6:.F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8:.F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0:.F1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4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2:.F1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5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4:.F1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6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6:.F1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7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8:.F1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8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0:.F2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9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2:.F2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0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4:.F2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6:.F2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8:.F2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30:.F3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phan" table:style-name="ta7">
        <table:table-column table:style-name="co2" table:number-columns-repeated="1024" table:default-cell-style-name="Default"/>
        <table:table-row table:style-name="ro7">
          <table:table-cell table:style-name="ce230" office:value-type="string" calcext:value-type="string" table:number-columns-spanned="3" table:number-rows-spanned="1">
            <text:p>Stephan, Max</text:p>
          </table:table-cell>
          <table:covered-table-cell table:number-columns-repeated="2" table:style-name="ce23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style-name="ce236" office:value-type="string" calcext:value-type="string">
            <text:p>Entwicklung</text:p>
          </table:table-cell>
          <table:table-cell table:style-name="ce236" office:value-type="string" calcext:value-type="string">
            <text:p>Testen</text:p>
          </table:table-cell>
          <table:table-cell table:style-name="ce236" office:value-type="string" calcext:value-type="string">
            <text:p>Recherche</text:p>
          </table:table-cell>
          <table:table-cell table:style-name="ce236" office:value-type="string" calcext:value-type="string">
            <text:p>Meeting</text:p>
          </table:table-cell>
          <table:table-cell table:style-name="ce240" office:value-type="string" calcext:value-type="string">
            <text:p>Gesamt</text:p>
          </table:table-cell>
          <table:table-cell table:number-columns-repeated="1017"/>
        </table:table-row>
        <table:table-row table:style-name="ro3">
          <table:table-cell/>
          <table:table-cell table:style-name="ce233" office:value-type="string" calcext:value-type="string" table:number-columns-spanned="1" table:number-rows-spanned="2">
            <text:p>Planung</text:p>
          </table:table-cell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office:value-type="time" office:time-value="PT05H30M00S" calcext:value-type="time" table:number-columns-spanned="1" table:number-rows-spanned="2">
            <text:p>5:30:00</text:p>
          </table:table-cell>
          <table:table-cell table:style-name="ce201" office:value-type="time" office:time-value="PT07H00M00S" calcext:value-type="time" table:number-columns-spanned="1" table:number-rows-spanned="2">
            <text:p>7:00:00</text:p>
          </table:table-cell>
          <table:table-cell table:style-name="ce241" table:formula="of:=SUM([.C4:.F5])" office:value-type="time" office:time-value="PT12H30M00S" calcext:value-type="time" table:number-columns-spanned="1" table:number-rows-spanned="2">
            <text:p>12:30:00</text:p>
          </table:table-cell>
          <table:table-cell table:number-columns-repeated="1017"/>
        </table:table-row>
        <table:table-row table:style-name="ro3">
          <table:table-cell/>
          <table:covered-table-cell table:style-name="ce234"/>
          <table:covered-table-cell table:number-columns-repeated="4" table:style-name="ce201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6:.F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8:.F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0:.F1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4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2:.F1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5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4:.F1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6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6:.F1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7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18:.F1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8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0:.F2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9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2:.F23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0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4:.F25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1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6:.F27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2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28:.F29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>
          <table:table-cell/>
          <table:table-cell table:style-name="ce235" office:value-type="string" calcext:value-type="string" table:number-columns-spanned="1" table:number-rows-spanned="2">
            <text:p>Sprint 13</text:p>
          </table:table-cell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03" table:number-columns-spanned="1" table:number-rows-spanned="2"/>
          <table:table-cell table:style-name="ce241" table:formula="of:=SUM([.C30:.F31])" office:value-type="time" office:time-value="PT00H00M00S" calcext:value-type="time" table:number-columns-spanned="1" table:number-rows-spanned="2">
            <text:p>0:00:00</text:p>
          </table:table-cell>
          <table:table-cell table:number-columns-repeated="1017"/>
        </table:table-row>
        <table:table-row table:style-name="ro3">
          <table:table-cell/>
          <table:covered-table-cell table:style-name="ce235"/>
          <table:covered-table-cell table:number-columns-repeated="4" table:style-name="ce203"/>
          <table:covered-table-cell table:style-name="ce241"/>
          <table:table-cell table:number-columns-repeated="101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1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11">
      <number:text-content/>
      <style:map style:condition="value()&lt;=1.79769313486232E+308" style:apply-style-name="N11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.00.0000</text:date>, <text:time style:data-style-name="N2" text:time-value="11:11:57.5628028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ellekoorne" style:display-name="PageStyle_Pellekoor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pp" style:display-name="PageStyle_La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tsche" style:display-name="PageStyle_Guts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tschenko" style:display-name="PageStyle_Martschen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Übersicht" style:display-name="PageStyle_Übersich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both" style:display-name="PageStyle_Sobo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han" style:display-name="PageStyle_Steph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Pellekoorne</meta:initial-creator>
    <meta:creation-date>2020-05-02T08:25:49</meta:creation-date>
    <dc:date>2020-05-03T11:12:23.618268706</dc:date>
    <meta:editing-duration>PT2M24S</meta:editing-duration>
    <meta:generator>LibreOffice/6.0.7.3$Linux_X86_64 LibreOffice_project/00m0$Build-3</meta:generator>
    <meta:editing-cycles>2</meta:editing-cycles>
    <meta:document-statistic meta:table-count="7" meta:cell-count="622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